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Guide for Administrator scripts development.">
        <text:h text:outline-level="1" text:style-name="HeadingArticle">RunaWFE. Guide for Administrator scripts development.</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 <text:a xlink:href="http://www.gnu.org/licenses/lgpl.html">http://www.gnu.org/licenses/lgpl.html</text:a></text:a>). </text:p>
        <text:section text:style-name="Sect1" text:name="Intorduction ">
          <text:h text:outline-level="2" text:style-name="Heading1">Intorduction </text:h>
          <text:p text:style-name="TextBody">Scripts are located in a separate adminkit folder. </text:p>
          <text:p text:style-name="TextBody">Under Windows, a script is launched by the following command: script-runner.bat </text:p>
          <text:p text:style-name="TextBody">Under Linux, a script is launched by the following command: script-runner.sh </text:p>
          <text:p text:style-name="TextBody">Script configuration is defined in a separate file (by default scripts/deploy-samples-script.xml) </text:p>
        </text:section>
        <text:section text:style-name="Sect1" text:name="Configuring script-runner.bat (script-runner.sh) ">
          <text:h text:outline-level="2" text:style-name="Heading1">Configuring script-runner.bat (script-runner.sh) </text:h>
          <text:list text:style-name="numberedlist">
            <text:list-item>
              <text:p text:style-name="TextBody"> Assign the name of the user launching the script to the LOGIN variable (set LOGIN="Name") </text:p>
            </text:list-item>
            <text:list-item>
              <text:p text:style-name="TextBody"> Assign this user’s password value to the PASSWORD variable (set PASSWORD="password") </text:p>
            </text:list-item>
            <text:list-item>
              <text:p text:style-name="TextBody"> The name of the file containing the script configuration can also be specified (script.xml by default). To do this, assign the file name value to the SCRIPT variable. </text:p>
            </text:list-item>
          </text:list>
          <text:p text:style-name="TextBody">The script uses the wfescript_delegate.properties configuration file, located in the conf folder. This file specifies how the script connects to the workflow system. Updatable parameters:  </text:p>
          <text:list text:style-name="unorderedlist">
            <text:list-item>
              <text:p text:style-name="TextBody"> ru.runa.af.delegate.remote.provider.url – defines URL RMI/IIOP connections to the workflow server. Must have the jnp protocol and contain an address and a port number for the connection. </text:p>
            </text:list-item>
          </text:list>
        </text:section>
        <text:section text:style-name="Sect1" text:name="Transactions ">
          <text:h text:outline-level="2" text:style-name="Heading1">Transactions </text:h>
          <text:p text:style-name="TextBody">There are 2 ways to configure transactions on script operations:  </text:p>
          <text:list text:style-name="unorderedlist">
            <text:list-item>
              <text:p text:style-name="TextBody"> using attribute <text:span text:style-name="Bold">defaultTransactionScope</text:span> of the root element <text:span text:style-name="Bold">workflowScript</text:span></text:p>
            </text:list-item>
          </text:list>
          <text:p text:style-name="TextBody">Valid attribute values are [<text:span text:style-name="Bold">all</text:span> | <text:span text:style-name="Bold">job</text:span>].  Value <text:span text:style-name="Bold">all</text:span> (default behaviour) means that all script operations will be executed in single transaction.  Value <text:span text:style-name="Bold">job</text:span> means that each script operation will be executed in new transaction.</text:p>
          <text:p text:style-name="TextBody"><text:span text:style-name="Emphasis">Note. This attribute will be ignored in case of existance </text:span><text:span text:style-name="Bold"><text:span text:style-name="Emphasis">transactionScope</text:span></text:span><text:span text:style-name="Emphasis"> in script.</text:span></text:p>
          <text:list text:style-name="unorderedlist">
            <text:list-item>
              <text:p text:style-name="TextBody"> using element <text:span text:style-name="Bold">transactionScope</text:span> there are possible to define explicit bounds of transaction</text:p>
            </text:list-item>
          </text:list>
          <text:p text:style-name="TextBody">Example (there are 2 transactions; deletion of the process instance 69 will not occur if archiving fails) </text:p>
          <text:p text:style-name="Preformatted">&lt;?xml<text:s/>version="1.0"<text:s/>encoding="UTF-8"<text:s/>?&gt;&lt;workflowScript<text:s/>xmlns="http://runa.ru/xml"<text:s/>xmlns:xsi="http://www.w3.org/2001/XMLSchema-instance"<text:s/><text:s/><text:s/>xsi:schemaLocation="http://runa.ru/xml<text:s/>workflowScript.xsd"&gt;<text:s/>&lt;transactionScope&gt;<text:s/><text:s/>&lt;archiveOldProcessInstances<text:s/>id="69"<text:s/>/&gt;<text:s/><text:s/>&lt;removeOldProcessInstances<text:s/>id="69"<text:s/>/&gt;<text:s/><text:s/>&lt;/transactionScope&gt;<text:s/>&lt;transactionScope&gt;<text:s/><text:s/>&lt;removeOldProcessInstances<text:s/>id="100"<text:s/>idTill="110"/&gt;<text:s/><text:s/>&lt;/transactionScope&gt;&lt;/workflowScript&gt;</text:p>
          <text:p text:style-name="TextBody"><text:span text:style-name="Emphasis">Note. In old versions single transaction per script was used.</text:span></text:p>
        </text:section>
        <text:section text:style-name="Sect1" text:name="Script Language ">
          <text:h text:outline-level="2" text:style-name="Heading1">Script Language </text:h>
          <text:p text:style-name="TextBody">A script is a properly formatted XML-document with an upper-level tag &lt;workflowScript&gt;, where the body of the script is contained.  </text:p>
          <text:p text:style-name="TextBody">A script must contain an XML Schema declaration in the workflowScript.xsd file. See a sample of a schema declaration in the attached scripts/deploy-samples-script.xml. sample file. </text:p>
          <table:table>
            <table:table-column table:style-name="Dumbcolumn" table:number-columns-repeated="1"/>
            <table:table-row>
              <table:table-cell table:number-columns-spanned="1">
                <text:p text:style-name="TextBody"><text:span text:style-name="Bold">Utility Elements:</text:span></text:p>
              </table:table-cell>
              <table:covered-table-cell/>
            </table:table-row>
          </table:table>
          <table:table>
            <table:table-column table:style-name="Dumbcolumn" table:number-columns-repeated="2"/>
            <table:table-row>
              <table:table-cell table:number-columns-spanned="1">
                <text:p text:style-name="TextBody"/>
                <text:p text:style-name="Center">Element</text:p>
                <text:p text:style-name="TextBody"/>
              </table:table-cell>
              <table:covered-table-cell/>
              <table:table-cell table:number-columns-spanned="1">
                <text:p text:style-name="TextBody"/>
                <text:p text:style-name="Center">Description</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Creates a named set of elements </text:p>
              </table:table-cell>
              <table:covered-table-cell/>
            </table:table-row>
            <table:table-row>
              <table:table-cell table:number-columns-spanned="1">
                <text:p text:style-name="TextBody"> identity </text:p>
              </table:table-cell>
              <table:covered-table-cell/>
              <table:table-cell table:number-columns-spanned="1">
                <text:p text:style-name="TextBody"> identifies an element </text:p>
              </table:table-cell>
              <table:covered-table-cell/>
            </table:table-row>
            <table:table-row>
              <table:table-cell table:number-columns-spanned="1">
                <text:p text:style-name="TextBody"> executor </text:p>
              </table:table-cell>
              <table:covered-table-cell/>
              <table:table-cell table:number-columns-spanned="1">
                <text:p text:style-name="TextBody"> identifies executor </text:p>
              </table:table-cell>
              <table:covered-table-cell/>
            </table:table-row>
            <table:table-row>
              <table:table-cell table:number-columns-spanned="1">
                <text:p text:style-name="TextBody"> permission </text:p>
              </table:table-cell>
              <table:covered-table-cell/>
              <table:table-cell table:number-columns-spanned="1">
                <text:p text:style-name="TextBody"> enumerates permissions </text:p>
              </table:table-cell>
              <table:covered-table-cell/>
            </table:table-row>
            <table:table-row>
              <table:table-cell table:number-columns-spanned="1">
                <text:p text:style-name="TextBody"> botConfiguration </text:p>
              </table:table-cell>
              <table:covered-table-cell/>
              <table:table-cell table:number-columns-spanned="1">
                <text:p text:style-name="TextBody"> describes bot configuration </text:p>
              </table:table-cell>
              <table:covered-table-cell/>
            </table:table-row>
            <table:table-row>
              <table:table-cell table:number-columns-spanned="1">
                <text:p text:style-name="TextBody"> batchPresentation </text:p>
              </table:table-cell>
              <table:covered-table-cell/>
              <table:table-cell table:number-columns-spanned="1">
                <text:p text:style-name="TextBody"> describes BatchPresentation </text:p>
              </table:table-cell>
              <table:covered-table-cell/>
            </table:table-row>
          </table:table>
          <table:table>
            <table:table-column table:style-name="Dumbcolumn" table:number-columns-repeated="1"/>
            <table:table-row>
              <table:table-cell table:number-columns-spanned="1">
                <text:p text:style-name="TextBody"><text:span text:style-name="Bold">Executors elements:</text:span></text:p>
              </table:table-cell>
              <table:covered-table-cell/>
            </table:table-row>
          </table:table>
          <table:table>
            <table:table-column table:style-name="Dumbcolumn" table:number-columns-repeated="2"/>
            <table:table-row>
              <table:table-cell table:number-columns-spanned="1">
                <text:p text:style-name="TextBody"/>
                <text:p text:style-name="Center">Element</text:p>
                <text:p text:style-name="TextBody"/>
              </table:table-cell>
              <table:covered-table-cell/>
              <table:table-cell table:number-columns-spanned="1">
                <text:p text:style-name="TextBody"/>
                <text:p text:style-name="Center">Description</text:p>
                <text:p text:style-name="TextBody"/>
              </table:table-cell>
              <table:covered-table-cell/>
            </table:table-row>
            <table:table-row>
              <table:table-cell table:number-columns-spanned="1">
                <text:p text:style-name="TextBody"> createActor  </text:p>
              </table:table-cell>
              <table:covered-table-cell/>
              <table:table-cell table:number-columns-spanned="1">
                <text:p text:style-name="TextBody"/>
                <text:p text:style-name="TextBody"> Creates an actor. </text:p>
                <text:p text:style-name="TextBody"/>
              </table:table-cell>
              <table:covered-table-cell/>
            </table:table-row>
            <table:table-row>
              <table:table-cell table:number-columns-spanned="1">
                <text:p text:style-name="TextBody"> createGroup </text:p>
              </table:table-cell>
              <table:covered-table-cell/>
              <table:table-cell table:number-columns-spanned="1">
                <text:p text:style-name="TextBody"/>
                <text:p text:style-name="TextBody"> Creates a group of actors. </text:p>
                <text:p text:style-name="TextBody"/>
              </table:table-cell>
              <table:covered-table-cell/>
            </table:table-row>
            <table:table-row>
              <table:table-cell table:number-columns-spanned="1">
                <text:p text:style-name="TextBody"> deleteExecutor </text:p>
              </table:table-cell>
              <table:covered-table-cell/>
              <table:table-cell table:number-columns-spanned="1">
                <text:p text:style-name="TextBody"/>
                <text:p text:style-name="TextBody"> Deletes an executor. </text:p>
                <text:p text:style-name="TextBody"/>
              </table:table-cell>
              <table:covered-table-cell/>
            </table:table-row>
            <table:table-row>
              <table:table-cell table:number-columns-spanned="1">
                <text:p text:style-name="TextBody"> deleteExecutors </text:p>
              </table:table-cell>
              <table:covered-table-cell/>
              <table:table-cell table:number-columns-spanned="1">
                <text:p text:style-name="TextBody"/>
                <text:p text:style-name="TextBody"> Deletes executors. </text:p>
                <text:p text:style-name="TextBody"/>
              </table:table-cell>
              <table:covered-table-cell/>
            </table:table-row>
            <table:table-row>
              <table:table-cell table:number-columns-spanned="1">
                <text:p text:style-name="TextBody"> addExecutorsToGroup  </text:p>
              </table:table-cell>
              <table:covered-table-cell/>
              <table:table-cell table:number-columns-spanned="1">
                <text:p text:style-name="TextBody"/>
                <text:p text:style-name="TextBody"> Adds an executor into a group. </text:p>
                <text:p text:style-name="TextBody"/>
              </table:table-cell>
              <table:covered-table-cell/>
            </table:table-row>
            <table:table-row>
              <table:table-cell table:number-columns-spanned="1">
                <text:p text:style-name="TextBody"> removeExecutorsFromGroup </text:p>
              </table:table-cell>
              <table:covered-table-cell/>
              <table:table-cell table:number-columns-spanned="1">
                <text:p text:style-name="TextBody"/>
                <text:p text:style-name="TextBody"> Removes an executor from a group.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Process Definition:</text:span></text:p>
              </table:table-cell>
              <table:covered-table-cell/>
            </table:table-row>
          </table:table>
          <table:table>
            <table:table-column table:style-name="Dumbcolumn" table:number-columns-repeated="2"/>
            <table:table-row>
              <table:table-cell table:number-columns-spanned="1">
                <text:p text:style-name="TextBody"/>
                <text:p text:style-name="Center">Element</text:p>
                <text:p text:style-name="TextBody"/>
              </table:table-cell>
              <table:covered-table-cell/>
              <table:table-cell table:number-columns-spanned="1">
                <text:p text:style-name="TextBody"/>
                <text:p text:style-name="Center">Description</text:p>
                <text:p text:style-name="TextBody"/>
              </table:table-cell>
              <table:covered-table-cell/>
            </table:table-row>
            <table:table-row>
              <table:table-cell table:number-columns-spanned="1">
                <text:p text:style-name="TextBody"> deployProcessDefinition </text:p>
              </table:table-cell>
              <table:covered-table-cell/>
              <table:table-cell table:number-columns-spanned="1">
                <text:p text:style-name="TextBody"> Deploys the process definition </text:p>
              </table:table-cell>
              <table:covered-table-cell/>
            </table:table-row>
          </table:table>
          <table:table>
            <table:table-column table:style-name="Dumbcolumn" table:number-columns-repeated="1"/>
            <table:table-row>
              <table:table-cell table:number-columns-spanned="1">
                <text:p text:style-name="TextBody"><text:span text:style-name="Bold">Permissions:</text:span></text:p>
              </table:table-cell>
              <table:covered-table-cell/>
            </table:table-row>
          </table:table>
          <table:table>
            <table:table-column table:style-name="Dumbcolumn" table:number-columns-repeated="2"/>
            <table:table-row>
              <table:table-cell table:number-columns-spanned="1">
                <text:p text:style-name="TextBody"/>
                <text:p text:style-name="Center">Element</text:p>
                <text:p text:style-name="TextBody"/>
              </table:table-cell>
              <table:covered-table-cell/>
              <table:table-cell table:number-columns-spanned="1">
                <text:p text:style-name="TextBody"/>
                <text:p text:style-name="Center">Description</text:p>
                <text:p text:style-name="TextBody"/>
              </table:table-cell>
              <table:covered-table-cell/>
            </table:table-row>
            <table:table-row>
              <table:table-cell table:number-columns-spanned="1">
                <text:p text:style-name="TextBody"> addPermissionsOnActor  </text:p>
              </table:table-cell>
              <table:covered-table-cell/>
              <table:table-cell table:number-columns-spanned="1">
                <text:p text:style-name="TextBody"/>
                <text:p text:style-name="TextBody"> Adds permissions on an actor. </text:p>
                <text:p text:style-name="TextBody"/>
              </table:table-cell>
              <table:covered-table-cell/>
            </table:table-row>
            <table:table-row>
              <table:table-cell table:number-columns-spanned="1">
                <text:p text:style-name="TextBody"> setPermissionsOnActor </text:p>
              </table:table-cell>
              <table:covered-table-cell/>
              <table:table-cell table:number-columns-spanned="1">
                <text:p text:style-name="TextBody"/>
                <text:p text:style-name="TextBody"> Sets permissions on an actor. </text:p>
                <text:p text:style-name="TextBody"/>
              </table:table-cell>
              <table:covered-table-cell/>
            </table:table-row>
            <table:table-row>
              <table:table-cell table:number-columns-spanned="1">
                <text:p text:style-name="TextBody"> removePermissionsOnActor </text:p>
              </table:table-cell>
              <table:covered-table-cell/>
              <table:table-cell table:number-columns-spanned="1">
                <text:p text:style-name="TextBody"/>
                <text:p text:style-name="TextBody"> Removes permissions on an actor. </text:p>
                <text:p text:style-name="TextBody"/>
              </table:table-cell>
              <table:covered-table-cell/>
            </table:table-row>
            <table:table-row>
              <table:table-cell table:number-columns-spanned="1">
                <text:p text:style-name="TextBody"> addPermissionsOnGroup  </text:p>
              </table:table-cell>
              <table:covered-table-cell/>
              <table:table-cell table:number-columns-spanned="1">
                <text:p text:style-name="TextBody"/>
                <text:p text:style-name="TextBody"> Adds permissions on a group. </text:p>
                <text:p text:style-name="TextBody"/>
              </table:table-cell>
              <table:covered-table-cell/>
            </table:table-row>
            <table:table-row>
              <table:table-cell table:number-columns-spanned="1">
                <text:p text:style-name="TextBody"> setPermissionsOnGroup </text:p>
              </table:table-cell>
              <table:covered-table-cell/>
              <table:table-cell table:number-columns-spanned="1">
                <text:p text:style-name="TextBody"/>
                <text:p text:style-name="TextBody"> Sets permissions on a group. </text:p>
                <text:p text:style-name="TextBody"/>
              </table:table-cell>
              <table:covered-table-cell/>
            </table:table-row>
            <table:table-row>
              <table:table-cell table:number-columns-spanned="1">
                <text:p text:style-name="TextBody"> removePermissionsOnGroup </text:p>
              </table:table-cell>
              <table:covered-table-cell/>
              <table:table-cell table:number-columns-spanned="1">
                <text:p text:style-name="TextBody"/>
                <text:p text:style-name="TextBody"> Removes permissions on a group. </text:p>
                <text:p text:style-name="TextBody"/>
              </table:table-cell>
              <table:covered-table-cell/>
            </table:table-row>
            <table:table-row>
              <table:table-cell table:number-columns-spanned="1">
                <text:p text:style-name="TextBody"> addPermissionsOnSystem  </text:p>
              </table:table-cell>
              <table:covered-table-cell/>
              <table:table-cell table:number-columns-spanned="1">
                <text:p text:style-name="TextBody"/>
                <text:p text:style-name="TextBody"> Adds permissions on a system. </text:p>
                <text:p text:style-name="TextBody"/>
              </table:table-cell>
              <table:covered-table-cell/>
            </table:table-row>
            <table:table-row>
              <table:table-cell table:number-columns-spanned="1">
                <text:p text:style-name="TextBody"> setPermissionsOnSystem </text:p>
              </table:table-cell>
              <table:covered-table-cell/>
              <table:table-cell table:number-columns-spanned="1">
                <text:p text:style-name="TextBody"/>
                <text:p text:style-name="TextBody"> Sets permissions on a system. </text:p>
                <text:p text:style-name="TextBody"/>
              </table:table-cell>
              <table:covered-table-cell/>
            </table:table-row>
            <table:table-row>
              <table:table-cell table:number-columns-spanned="1">
                <text:p text:style-name="TextBody"> removePermissionsOnSystem </text:p>
              </table:table-cell>
              <table:covered-table-cell/>
              <table:table-cell table:number-columns-spanned="1">
                <text:p text:style-name="TextBody"/>
                <text:p text:style-name="TextBody"> Removes permissions on a system. </text:p>
                <text:p text:style-name="TextBody"/>
              </table:table-cell>
              <table:covered-table-cell/>
            </table:table-row>
            <table:table-row>
              <table:table-cell table:number-columns-spanned="1">
                <text:p text:style-name="TextBody"> addPermissionsOnDefinition  </text:p>
              </table:table-cell>
              <table:covered-table-cell/>
              <table:table-cell table:number-columns-spanned="1">
                <text:p text:style-name="TextBody"/>
                <text:p text:style-name="TextBody"> Adds permissions on a business process definition. </text:p>
                <text:p text:style-name="TextBody"/>
              </table:table-cell>
              <table:covered-table-cell/>
            </table:table-row>
            <table:table-row>
              <table:table-cell table:number-columns-spanned="1">
                <text:p text:style-name="TextBody"> setPermissionsOnDefinition </text:p>
              </table:table-cell>
              <table:covered-table-cell/>
              <table:table-cell table:number-columns-spanned="1">
                <text:p text:style-name="TextBody"/>
                <text:p text:style-name="TextBody"> Sets permissions on a business process definition. </text:p>
                <text:p text:style-name="TextBody"/>
              </table:table-cell>
              <table:covered-table-cell/>
            </table:table-row>
            <table:table-row>
              <table:table-cell table:number-columns-spanned="1">
                <text:p text:style-name="TextBody"> removePermissionsOnDefinition </text:p>
              </table:table-cell>
              <table:covered-table-cell/>
              <table:table-cell table:number-columns-spanned="1">
                <text:p text:style-name="TextBody"/>
                <text:p text:style-name="TextBody"> Removes permissions on a business process definition. </text:p>
                <text:p text:style-name="TextBody"/>
              </table:table-cell>
              <table:covered-table-cell/>
            </table:table-row>
            <table:table-row>
              <table:table-cell table:number-columns-spanned="1">
                <text:p text:style-name="TextBody"> addPermissionsOnProcessInstances  </text:p>
              </table:table-cell>
              <table:covered-table-cell/>
              <table:table-cell table:number-columns-spanned="1">
                <text:p text:style-name="TextBody"/>
                <text:p text:style-name="TextBody"> Adds permissions on all existing business process instances. </text:p>
                <text:p text:style-name="TextBody"/>
              </table:table-cell>
              <table:covered-table-cell/>
            </table:table-row>
            <table:table-row>
              <table:table-cell table:number-columns-spanned="1">
                <text:p text:style-name="TextBody"> setPermissionsOnProcessInstances </text:p>
              </table:table-cell>
              <table:covered-table-cell/>
              <table:table-cell table:number-columns-spanned="1">
                <text:p text:style-name="TextBody"/>
                <text:p text:style-name="TextBody"> Sets permissions on all existing business process instances. </text:p>
                <text:p text:style-name="TextBody"/>
              </table:table-cell>
              <table:covered-table-cell/>
            </table:table-row>
            <table:table-row>
              <table:table-cell table:number-columns-spanned="1">
                <text:p text:style-name="TextBody"> removePermissionsOnProcessInstances </text:p>
              </table:table-cell>
              <table:covered-table-cell/>
              <table:table-cell table:number-columns-spanned="1">
                <text:p text:style-name="TextBody"/>
                <text:p text:style-name="TextBody"> Removes permissions on all existing business process instances. </text:p>
                <text:p text:style-name="TextBody"/>
              </table:table-cell>
              <table:covered-table-cell/>
            </table:table-row>
            <table:table-row>
              <table:table-cell table:number-columns-spanned="1">
                <text:p text:style-name="TextBody"> removeAllPermissionsFromExecutor </text:p>
              </table:table-cell>
              <table:covered-table-cell/>
              <table:table-cell table:number-columns-spanned="1">
                <text:p text:style-name="TextBody"/>
                <text:p text:style-name="TextBody"> Removes all permissions on executor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Botstations and Bots:</text:span></text:p>
              </table:table-cell>
              <table:covered-table-cell/>
            </table:table-row>
          </table:table>
          <table:table>
            <table:table-column table:style-name="Dumbcolumn" table:number-columns-repeated="2"/>
            <table:table-row>
              <table:table-cell table:number-columns-spanned="1">
                <text:p text:style-name="TextBody"/>
                <text:p text:style-name="Center">Element</text:p>
                <text:p text:style-name="TextBody"/>
              </table:table-cell>
              <table:covered-table-cell/>
              <table:table-cell table:number-columns-spanned="1">
                <text:p text:style-name="TextBody"/>
                <text:p text:style-name="Center">Description</text:p>
                <text:p text:style-name="TextBody"/>
              </table:table-cell>
              <table:covered-table-cell/>
            </table:table-row>
            <table:table-row>
              <table:table-cell table:number-columns-spanned="1">
                <text:p text:style-name="TextBody"> createBotStation </text:p>
              </table:table-cell>
              <table:covered-table-cell/>
              <table:table-cell table:number-columns-spanned="1">
                <text:p text:style-name="TextBody"/>
                <text:p text:style-name="TextBody"> Creates new bot station </text:p>
                <text:p text:style-name="TextBody"/>
              </table:table-cell>
              <table:covered-table-cell/>
            </table:table-row>
            <table:table-row>
              <table:table-cell table:number-columns-spanned="1">
                <text:p text:style-name="TextBody"> updateBotStation </text:p>
              </table:table-cell>
              <table:covered-table-cell/>
              <table:table-cell table:number-columns-spanned="1">
                <text:p text:style-name="TextBody"/>
                <text:p text:style-name="TextBody"> Updates a bot station </text:p>
                <text:p text:style-name="TextBody"/>
              </table:table-cell>
              <table:covered-table-cell/>
            </table:table-row>
            <table:table-row>
              <table:table-cell table:number-columns-spanned="1">
                <text:p text:style-name="TextBody"> deleteBotStation </text:p>
              </table:table-cell>
              <table:covered-table-cell/>
              <table:table-cell table:number-columns-spanned="1">
                <text:p text:style-name="TextBody"/>
                <text:p text:style-name="TextBody"> Deletes a bot station </text:p>
                <text:p text:style-name="TextBody"/>
              </table:table-cell>
              <table:covered-table-cell/>
            </table:table-row>
            <table:table-row>
              <table:table-cell table:number-columns-spanned="1">
                <text:p text:style-name="TextBody"> createBot </text:p>
              </table:table-cell>
              <table:covered-table-cell/>
              <table:table-cell table:number-columns-spanned="1">
                <text:p text:style-name="TextBody"/>
                <text:p text:style-name="TextBody"> Creates new bot </text:p>
                <text:p text:style-name="TextBody"/>
              </table:table-cell>
              <table:covered-table-cell/>
            </table:table-row>
            <table:table-row>
              <table:table-cell table:number-columns-spanned="1">
                <text:p text:style-name="TextBody"> updateBot </text:p>
              </table:table-cell>
              <table:covered-table-cell/>
              <table:table-cell table:number-columns-spanned="1">
                <text:p text:style-name="TextBody"/>
                <text:p text:style-name="TextBody"> Updates a bot </text:p>
                <text:p text:style-name="TextBody"/>
              </table:table-cell>
              <table:covered-table-cell/>
            </table:table-row>
            <table:table-row>
              <table:table-cell table:number-columns-spanned="1">
                <text:p text:style-name="TextBody"> deleteBot </text:p>
              </table:table-cell>
              <table:covered-table-cell/>
              <table:table-cell table:number-columns-spanned="1">
                <text:p text:style-name="TextBody"/>
                <text:p text:style-name="TextBody"> Deletes a bot </text:p>
                <text:p text:style-name="TextBody"/>
              </table:table-cell>
              <table:covered-table-cell/>
            </table:table-row>
            <table:table-row>
              <table:table-cell table:number-columns-spanned="1">
                <text:p text:style-name="TextBody">  addPermissionsOnBotStations </text:p>
              </table:table-cell>
              <table:covered-table-cell/>
              <table:table-cell table:number-columns-spanned="1">
                <text:p text:style-name="TextBody"/>
                <text:p text:style-name="TextBody"> Adds permissions on bot stations </text:p>
                <text:p text:style-name="TextBody"/>
              </table:table-cell>
              <table:covered-table-cell/>
            </table:table-row>
            <table:table-row>
              <table:table-cell table:number-columns-spanned="1">
                <text:p text:style-name="TextBody"> setPermissionsOnBotStations </text:p>
              </table:table-cell>
              <table:covered-table-cell/>
              <table:table-cell table:number-columns-spanned="1">
                <text:p text:style-name="TextBody"/>
                <text:p text:style-name="TextBody"> Sets permissions on bot stations </text:p>
                <text:p text:style-name="TextBody"/>
              </table:table-cell>
              <table:covered-table-cell/>
            </table:table-row>
            <table:table-row>
              <table:table-cell table:number-columns-spanned="1">
                <text:p text:style-name="TextBody"> removePermissionsOnBotStations </text:p>
              </table:table-cell>
              <table:covered-table-cell/>
              <table:table-cell table:number-columns-spanned="1">
                <text:p text:style-name="TextBody"/>
                <text:p text:style-name="TextBody"> Removes permissions on bot stations </text:p>
                <text:p text:style-name="TextBody"/>
              </table:table-cell>
              <table:covered-table-cell/>
            </table:table-row>
            <table:table-row>
              <table:table-cell table:number-columns-spanned="1">
                <text:p text:style-name="TextBody"> addConfigurationsToBot </text:p>
              </table:table-cell>
              <table:covered-table-cell/>
              <table:table-cell table:number-columns-spanned="1">
                <text:p text:style-name="TextBody"/>
                <text:p text:style-name="TextBody"> Adds configurations to bot </text:p>
                <text:p text:style-name="TextBody"/>
              </table:table-cell>
              <table:covered-table-cell/>
            </table:table-row>
            <table:table-row>
              <table:table-cell table:number-columns-spanned="1">
                <text:p text:style-name="TextBody"> removeConfigurationsFromBot </text:p>
              </table:table-cell>
              <table:covered-table-cell/>
              <table:table-cell table:number-columns-spanned="1">
                <text:p text:style-name="TextBody"/>
                <text:p text:style-name="TextBody"> Removes configurations from bot </text:p>
                <text:p text:style-name="TextBody"/>
              </table:table-cell>
              <table:covered-table-cell/>
            </table:table-row>
            <table:table-row>
              <table:table-cell table:number-columns-spanned="1">
                <text:p text:style-name="TextBody"> removeAllConfigurationsFromBot </text:p>
              </table:table-cell>
              <table:covered-table-cell/>
              <table:table-cell table:number-columns-spanned="1">
                <text:p text:style-name="TextBody"/>
                <text:p text:style-name="TextBody"> Removes all configurations from bot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Administrative actions:</text:span></text:p>
              </table:table-cell>
              <table:covered-table-cell/>
            </table:table-row>
          </table:table>
          <table:table>
            <table:table-column table:style-name="Dumbcolumn" table:number-columns-repeated="2"/>
            <table:table-row>
              <table:table-cell table:number-columns-spanned="1">
                <text:p text:style-name="TextBody"/>
                <text:p text:style-name="Center">Element</text:p>
                <text:p text:style-name="TextBody"/>
              </table:table-cell>
              <table:covered-table-cell/>
              <table:table-cell table:number-columns-spanned="1">
                <text:p text:style-name="TextBody"/>
                <text:p text:style-name="Center">Description</text:p>
                <text:p text:style-name="TextBody"/>
              </table:table-cell>
              <table:covered-table-cell/>
            </table:table-row>
            <table:table-row>
              <table:table-cell table:number-columns-spanned="1">
                <text:p text:style-name="TextBody"> replicateBatchPresentation </text:p>
              </table:table-cell>
              <table:covered-table-cell/>
              <table:table-cell table:number-columns-spanned="1">
                <text:p text:style-name="TextBody"> Copies the batch presentation settings from one executor to all other executors </text:p>
              </table:table-cell>
              <table:covered-table-cell/>
            </table:table-row>
            <table:table-row>
              <table:table-cell table:number-columns-spanned="1">
                <text:p text:style-name="TextBody"> changeSubstitutions </text:p>
              </table:table-cell>
              <table:covered-table-cell/>
              <table:table-cell table:number-columns-spanned="1">
                <text:p text:style-name="TextBody"> Changes the substitution rules </text:p>
              </table:table-cell>
              <table:covered-table-cell/>
            </table:table-row>
            <table:table-row>
              <table:table-cell table:number-columns-spanned="1">
                <text:p text:style-name="TextBody"> removeOldProcessInstances </text:p>
              </table:table-cell>
              <table:covered-table-cell/>
              <table:table-cell table:number-columns-spanned="1">
                <text:p text:style-name="TextBody"> Removes old process instances from the system data base </text:p>
              </table:table-cell>
              <table:covered-table-cell/>
            </table:table-row>
            <table:table-row>
              <table:table-cell table:number-columns-spanned="1">
                <text:p text:style-name="TextBody"> removeOldProcessDefinitionVersion </text:p>
              </table:table-cell>
              <table:covered-table-cell/>
              <table:table-cell table:number-columns-spanned="1">
                <text:p text:style-name="TextBody"> Removes unused process definitions from the system data base </text:p>
              </table:table-cell>
              <table:covered-table-cell/>
            </table:table-row>
            <table:table-row>
              <table:table-cell table:number-columns-spanned="1">
                <text:p text:style-name="TextBody"> archiveOldProcessInstances </text:p>
              </table:table-cell>
              <table:covered-table-cell/>
              <table:table-cell table:number-columns-spanned="1">
                <text:p text:style-name="TextBody"> Archives old process instances </text:p>
              </table:table-cell>
              <table:covered-table-cell/>
            </table:table-row>
            <table:table-row>
              <table:table-cell table:number-columns-spanned="1">
                <text:p text:style-name="TextBody"> archiveOldProcessDefinitionVersion </text:p>
              </table:table-cell>
              <table:covered-table-cell/>
              <table:table-cell table:number-columns-spanned="1">
                <text:p text:style-name="TextBody"> Archives unused process definitions </text:p>
              </table:table-cell>
              <table:covered-table-cell/>
            </table:table-row>
            <table:table-row>
              <table:table-cell table:number-columns-spanned="1">
                <text:p text:style-name="TextBody"> retrieveOldProcessInstances </text:p>
              </table:table-cell>
              <table:covered-table-cell/>
              <table:table-cell table:number-columns-spanned="1">
                <text:p text:style-name="TextBody"> Retrieves process instances from archive </text:p>
              </table:table-cell>
              <table:covered-table-cell/>
            </table:table-row>
            <table:table-row>
              <table:table-cell table:number-columns-spanned="1">
                <text:p text:style-name="TextBody"> removeOldProcessDefinitionVersion </text:p>
              </table:table-cell>
              <table:covered-table-cell/>
              <table:table-cell table:number-columns-spanned="1">
                <text:p text:style-name="TextBody"> Retrieves process definitions from archive </text:p>
              </table:table-cell>
              <table:covered-table-cell/>
            </table:table-row>
          </table:table>
          <text:p text:style-name="TextBody">New commands addition and updates of existing commands might happen without immediate documentation update. For the latest version of commands syntaxes see file workflowScript.xsd. </text:p>
        </text:section>
        <text:section text:style-name="Sect1" text:name="Detailed Description of Elements ">
          <text:h text:outline-level="2" text:style-name="Heading1">Detailed Description of Elements </text:h>
          <text:section text:style-name="Sect1" text:name="executor ">
            <text:h text:outline-level="3" text:style-name="Heading2">executor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Actor name </text:p>
                </table:table-cell>
                <table:covered-table-cell/>
                <table:table-cell table:number-columns-spanned="1">
                  <text:p text:style-name="TextBody"/>
                  <text:p text:style-name="TextBody"> Mandatory </text:p>
                  <text:p text:style-name="TextBody"/>
                </table:table-cell>
                <table:covered-table-cell/>
              </table:table-row>
            </table:table>
            <text:p text:style-name="TextBody">Defines an executor element with a given name </text:p>
          </text:section>
          <text:section text:style-name="Sect1" text:name="permission ">
            <text:h text:outline-level="3" text:style-name="Heading2">permiss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Permission name </text:p>
                </table:table-cell>
                <table:covered-table-cell/>
                <table:table-cell table:number-columns-spanned="1">
                  <text:p text:style-name="TextBody"/>
                  <text:p text:style-name="TextBody"> Mandatory </text:p>
                  <text:p text:style-name="TextBody"/>
                </table:table-cell>
                <table:covered-table-cell/>
              </table:table-row>
            </table:table>
            <text:p text:style-name="TextBody">This element specifies the type of permission on an object granted to a subject (see "RUNA WFE Administrator’s Guide" for more information) and contains only one attribute – Name. The valid values for permission are as follows: </text:p>
            <table:table>
              <table:table-column table:style-name="Dumbcolumn" table:number-columns-repeated="1"/>
              <table:table-row>
                <table:table-cell table:number-columns-spanned="1">
                  <text:p text:style-name="TextBody"><text:span text:style-name="Bold">Valid Values for permission Element:</text:span></text:p>
                </table:table-cell>
                <table:covered-table-cell/>
              </table:table-row>
            </table:table>
            <table:table>
              <table:table-column table:style-name="Dumbcolumn" table:number-columns-repeated="2"/>
              <table:table-row>
                <table:table-cell table:number-columns-spanned="1">
                  <text:p text:style-name="TextBody"/>
                  <text:p text:style-name="Center"><text:span text:style-name="Bold"><text:span text:style-name="Emphasis">Valu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row>
              <table:table-row>
                <table:table-cell table:number-columns-spanned="1">
                  <text:p text:style-name="TextBody"> permission.read </text:p>
                </table:table-cell>
                <table:covered-table-cell/>
                <table:table-cell table:number-columns-spanned="1">
                  <text:p text:style-name="TextBody"/>
                  <text:p text:style-name="TextBody"> Permission to read. </text:p>
                  <text:p text:style-name="TextBody"/>
                </table:table-cell>
                <table:covered-table-cell/>
              </table:table-row>
              <table:table-row>
                <table:table-cell table:number-columns-spanned="1">
                  <text:p text:style-name="TextBody"> permission.update_permissions </text:p>
                </table:table-cell>
                <table:covered-table-cell/>
                <table:table-cell table:number-columns-spanned="1">
                  <text:p text:style-name="TextBody"/>
                  <text:p text:style-name="TextBody"> Permission to update permissions. </text:p>
                  <text:p text:style-name="TextBody"/>
                </table:table-cell>
                <table:covered-table-cell/>
              </table:table-row>
              <table:table-row>
                <table:table-cell table:number-columns-spanned="1">
                  <text:p text:style-name="TextBody"> permission.login_to_system </text:p>
                </table:table-cell>
                <table:covered-table-cell/>
                <table:table-cell table:number-columns-spanned="1">
                  <text:p text:style-name="TextBody"/>
                  <text:p text:style-name="TextBody"> Permission to login. </text:p>
                  <text:p text:style-name="TextBody"/>
                </table:table-cell>
                <table:covered-table-cell/>
              </table:table-row>
              <table:table-row>
                <table:table-cell table:number-columns-spanned="1">
                  <text:p text:style-name="TextBody"> permission.change_self_password </text:p>
                </table:table-cell>
                <table:covered-table-cell/>
                <table:table-cell table:number-columns-spanned="1">
                  <text:p text:style-name="TextBody"/>
                  <text:p text:style-name="TextBody"> Permission to change one's own password </text:p>
                  <text:p text:style-name="TextBody"/>
                </table:table-cell>
                <table:covered-table-cell/>
              </table:table-row>
              <table:table-row>
                <table:table-cell table:number-columns-spanned="1">
                  <text:p text:style-name="TextBody"> permission.create_executor </text:p>
                </table:table-cell>
                <table:covered-table-cell/>
                <table:table-cell table:number-columns-spanned="1">
                  <text:p text:style-name="TextBody"/>
                  <text:p text:style-name="TextBody"> Permission to create a user. </text:p>
                  <text:p text:style-name="TextBody"/>
                </table:table-cell>
                <table:covered-table-cell/>
              </table:table-row>
              <table:table-row>
                <table:table-cell table:number-columns-spanned="1">
                  <text:p text:style-name="TextBody"> permission.deploy_definition </text:p>
                </table:table-cell>
                <table:covered-table-cell/>
                <table:table-cell table:number-columns-spanned="1">
                  <text:p text:style-name="TextBody"/>
                  <text:p text:style-name="TextBody"> Permission to load a process definition into the system. </text:p>
                  <text:p text:style-name="TextBody"/>
                </table:table-cell>
                <table:covered-table-cell/>
              </table:table-row>
              <table:table-row>
                <table:table-cell table:number-columns-spanned="1">
                  <text:p text:style-name="TextBody"> permission.update_executor </text:p>
                </table:table-cell>
                <table:covered-table-cell/>
                <table:table-cell table:number-columns-spanned="1">
                  <text:p text:style-name="TextBody"/>
                  <text:p text:style-name="TextBody"> Permission to update properties (of an executor). </text:p>
                  <text:p text:style-name="TextBody"/>
                </table:table-cell>
                <table:covered-table-cell/>
              </table:table-row>
              <table:table-row>
                <table:table-cell table:number-columns-spanned="1">
                  <text:p text:style-name="TextBody"> permission.update_actor_status </text:p>
                </table:table-cell>
                <table:covered-table-cell/>
                <table:table-cell table:number-columns-spanned="1">
                  <text:p text:style-name="TextBody"/>
                  <text:p text:style-name="TextBody"> Permission to update executor status </text:p>
                  <text:p text:style-name="TextBody"/>
                </table:table-cell>
                <table:covered-table-cell/>
              </table:table-row>
              <table:table-row>
                <table:table-cell table:number-columns-spanned="1">
                  <text:p text:style-name="TextBody"> permission.list_group </text:p>
                </table:table-cell>
                <table:covered-table-cell/>
                <table:table-cell table:number-columns-spanned="1">
                  <text:p text:style-name="TextBody"/>
                  <text:p text:style-name="TextBody"> Permission to view (group members). </text:p>
                  <text:p text:style-name="TextBody"/>
                </table:table-cell>
                <table:covered-table-cell/>
              </table:table-row>
              <table:table-row>
                <table:table-cell table:number-columns-spanned="1">
                  <text:p text:style-name="TextBody"> permission.add_to_group </text:p>
                </table:table-cell>
                <table:covered-table-cell/>
                <table:table-cell table:number-columns-spanned="1">
                  <text:p text:style-name="TextBody"/>
                  <text:p text:style-name="TextBody"> Permission to add members into a group. </text:p>
                  <text:p text:style-name="TextBody"/>
                </table:table-cell>
                <table:covered-table-cell/>
              </table:table-row>
              <table:table-row>
                <table:table-cell table:number-columns-spanned="1">
                  <text:p text:style-name="TextBody"> permission.remove_from_group </text:p>
                </table:table-cell>
                <table:covered-table-cell/>
                <table:table-cell table:number-columns-spanned="1">
                  <text:p text:style-name="TextBody"/>
                  <text:p text:style-name="TextBody"> Permission to remove members from a group. </text:p>
                  <text:p text:style-name="TextBody"/>
                </table:table-cell>
                <table:covered-table-cell/>
              </table:table-row>
              <table:table-row>
                <table:table-cell table:number-columns-spanned="1">
                  <text:p text:style-name="TextBody"> permission.redeploy_definition </text:p>
                </table:table-cell>
                <table:covered-table-cell/>
                <table:table-cell table:number-columns-spanned="1">
                  <text:p text:style-name="TextBody"/>
                  <text:p text:style-name="TextBody"> Permission to modify (a business process definition in the system) </text:p>
                  <text:p text:style-name="TextBody"/>
                </table:table-cell>
                <table:covered-table-cell/>
              </table:table-row>
              <table:table-row>
                <table:table-cell table:number-columns-spanned="1">
                  <text:p text:style-name="TextBody"> permission.undeploy_definition </text:p>
                </table:table-cell>
                <table:covered-table-cell/>
                <table:table-cell table:number-columns-spanned="1">
                  <text:p text:style-name="TextBody"/>
                  <text:p text:style-name="TextBody"> Permission to unload (a business process definition from the system). </text:p>
                  <text:p text:style-name="TextBody"/>
                </table:table-cell>
                <table:covered-table-cell/>
              </table:table-row>
              <table:table-row>
                <table:table-cell table:number-columns-spanned="1">
                  <text:p text:style-name="TextBody"> permission.start_process </text:p>
                </table:table-cell>
                <table:covered-table-cell/>
                <table:table-cell table:number-columns-spanned="1">
                  <text:p text:style-name="TextBody"/>
                  <text:p text:style-name="TextBody"> Permission to start a business process. </text:p>
                  <text:p text:style-name="TextBody"/>
                </table:table-cell>
                <table:covered-table-cell/>
              </table:table-row>
              <table:table-row>
                <table:table-cell table:number-columns-spanned="1">
                  <text:p text:style-name="TextBody"> permission.read_instance </text:p>
                </table:table-cell>
                <table:covered-table-cell/>
                <table:table-cell table:number-columns-spanned="1">
                  <text:p text:style-name="TextBody"/>
                  <text:p text:style-name="TextBody"> Permission to read an instance (of a business process). </text:p>
                  <text:p text:style-name="TextBody"/>
                </table:table-cell>
                <table:covered-table-cell/>
              </table:table-row>
              <table:table-row>
                <table:table-cell table:number-columns-spanned="1">
                  <text:p text:style-name="TextBody"> permission.cancel_instance </text:p>
                </table:table-cell>
                <table:covered-table-cell/>
                <table:table-cell table:number-columns-spanned="1">
                  <text:p text:style-name="TextBody"/>
                  <text:p text:style-name="TextBody"> Permission to cancel an instance (of a business process). </text:p>
                  <text:p text:style-name="TextBody"/>
                </table:table-cell>
                <table:covered-table-cell/>
              </table:table-row>
              <table:table-row>
                <table:table-cell table:number-columns-spanned="1">
                  <text:p text:style-name="TextBody"> permission.bot_station_configure </text:p>
                </table:table-cell>
                <table:covered-table-cell/>
                <table:table-cell table:number-columns-spanned="1">
                  <text:p text:style-name="TextBody"/>
                  <text:p text:style-name="TextBody"> Permission to configure botstations. </text:p>
                  <text:p text:style-name="TextBody"/>
                </table:table-cell>
                <table:covered-table-cell/>
              </table:table-row>
            </table:table>
          </text:section>
          <text:section text:style-name="Sect1" text:name="botConfiguration ">
            <text:h text:outline-level="3" text:style-name="Heading2">botConfigura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Nam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The name of the task for bot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handler </text:p>
                </table:table-cell>
                <table:covered-table-cell/>
                <table:table-cell table:number-columns-spanned="1">
                  <text:p text:style-name="TextBody"> Class that can handle this task </text:p>
                </table:table-cell>
                <table:covered-table-cell/>
                <table:table-cell table:number-columns-spanned="1">
                  <text:p text:style-name="TextBody"/>
                  <text:p text:style-name="TextBody"> Mandatory when adding a configuration (not required when deleting a configuration) </text:p>
                  <text:p text:style-name="TextBody"/>
                </table:table-cell>
                <table:covered-table-cell/>
              </table:table-row>
              <table:table-row>
                <table:table-cell table:number-columns-spanned="1">
                  <text:p text:style-name="TextBody"> configuration </text:p>
                </table:table-cell>
                <table:covered-table-cell/>
                <table:table-cell table:number-columns-spanned="1">
                  <text:p text:style-name="TextBody"> A path to the configuration file </text:p>
                </table:table-cell>
                <table:covered-table-cell/>
                <table:table-cell table:number-columns-spanned="1">
                  <text:p text:style-name="TextBody"/>
                  <text:p text:style-name="TextBody"> Mandatory when adding a configuration (not required when deleting a configuration) </text:p>
                  <text:p text:style-name="TextBody"/>
                </table:table-cell>
                <table:covered-table-cell/>
              </table:table-row>
            </table:table>
          </text:section>
          <text:section text:style-name="Sect1" text:name="Identity ">
            <text:h text:outline-level="3" text:style-name="Heading2">Identity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Nam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Element name </text:p>
                </table:table-cell>
                <table:covered-table-cell/>
                <table:table-cell table:number-columns-spanned="1">
                  <text:p text:style-name="TextBody"> Mandatory </text:p>
                </table:table-cell>
                <table:covered-table-cell/>
              </table:table-row>
            </table:table>
            <text:p text:style-name="TextBody">Defines executor or process definition with a given name </text:p>
          </text:section>
          <text:section text:style-name="Sect1" text:name="namedIdentitySet ">
            <text:h text:outline-level="3" text:style-name="Heading2">namedIdentitySet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Nam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Identity set name </text:p>
                </table:table-cell>
                <table:covered-table-cell/>
                <table:table-cell table:number-columns-spanned="1">
                  <text:p text:style-name="TextBody"> Mandatory </text:p>
                </table:table-cell>
                <table:covered-table-cell/>
              </table:table-row>
              <table:table-row>
                <table:table-cell table:number-columns-spanned="1">
                  <text:p text:style-name="TextBody"> type </text:p>
                </table:table-cell>
                <table:covered-table-cell/>
                <table:table-cell table:number-columns-spanned="1">
                  <text:p text:style-name="TextBody"> The type of the set elements </text:p>
                </table:table-cell>
                <table:covered-table-cell/>
                <table:table-cell table:number-columns-spanned="1">
                  <text:p text:style-name="TextBody"> Mandatory </text:p>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identity </text:p>
                </table:table-cell>
                <table:covered-table-cell/>
                <table:table-cell table:number-columns-spanned="1">
                  <text:p text:style-name="TextBody"> Adds and element </text:p>
                </table:table-cell>
                <table:covered-table-cell/>
                <table:table-cell table:number-columns-spanned="1">
                  <text:p text:style-name="TextBody"> 0 or more </text:p>
                </table:table-cell>
                <table:covered-table-cell/>
              </table:table-row>
              <table:table-row>
                <table:table-cell table:number-columns-spanned="1">
                  <text:p text:style-name="TextBody"> namedIdentitySet </text:p>
                </table:table-cell>
                <table:covered-table-cell/>
                <table:table-cell table:number-columns-spanned="1">
                  <text:p text:style-name="TextBody"> Adds a set of elements </text:p>
                </table:table-cell>
                <table:covered-table-cell/>
                <table:table-cell table:number-columns-spanned="1">
                  <text:p text:style-name="TextBody"> 0 or more </text:p>
                </table:table-cell>
                <table:covered-table-cell/>
              </table:table-row>
            </table:table>
            <text:p text:style-name="TextBody">Creates a named set of the elements (executors or process definitions). All the set elements must be of the same type. This set is referenced by name in subsequent usage. </text:p>
          </text:section>
          <text:section text:style-name="Sect1" text:name="createActor ">
            <text:h text:outline-level="3" text:style-name="Heading2">createActor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Actor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fullName </text:p>
                </table:table-cell>
                <table:covered-table-cell/>
                <table:table-cell table:number-columns-spanned="1">
                  <text:p text:style-name="TextBody"> Full name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description </text:p>
                </table:table-cell>
                <table:covered-table-cell/>
                <table:table-cell table:number-columns-spanned="1">
                  <text:p text:style-name="TextBody"> Description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password </text:p>
                </table:table-cell>
                <table:covered-table-cell/>
                <table:table-cell table:number-columns-spanned="1">
                  <text:p text:style-name="TextBody"> Actor password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createActor<text:s/>name="ivanov"<text:s/>fullName="P.<text:s/>N.<text:s/>Ivanov"<text:s/>description="engineer"/&gt;</text:p>
          </text:section>
          <text:section text:style-name="Sect1" text:name="createGroup ">
            <text:h text:outline-level="3" text:style-name="Heading2">createGroup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Group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description </text:p>
                </table:table-cell>
                <table:covered-table-cell/>
                <table:table-cell table:number-columns-spanned="1">
                  <text:p text:style-name="TextBody"> Description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createGroup<text:s/>name="Accountants"<text:s/>description=”Financial<text:s/>staff”/&gt;</text:p>
          </text:section>
          <text:section text:style-name="Sect1" text:name="deleteExecutor ">
            <text:h text:outline-level="3" text:style-name="Heading2">deleteExecutor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executor to be deleted </text:p>
                </table:table-cell>
                <table:covered-table-cell/>
                <table:table-cell table:number-columns-spanned="1">
                  <text:p text:style-name="TextBody"/>
                  <text:p text:style-name="TextBody"> Mandatory </text:p>
                  <text:p text:style-name="TextBody"/>
                </table:table-cell>
                <table:covered-table-cell/>
              </table:table-row>
            </table:table>
            <text:p text:style-name="TextBody"> Tag example: </text:p>
            <text:p text:style-name="Preformatted">&lt;deleteExecutor<text:s/>name="ivanova"<text:s/>/&gt;</text:p>
          </text:section>
          <text:section text:style-name="Sect1" text:name="deleteExecutors ">
            <text:h text:outline-level="3" text:style-name="Heading2">deleteExecutors </text:h>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deleteExecutor </text:p>
                </table:table-cell>
                <table:covered-table-cell/>
                <table:table-cell table:number-columns-spanned="1">
                  <text:p text:style-name="TextBody"> An executor to delete </text:p>
                </table:table-cell>
                <table:covered-table-cell/>
                <table:table-cell table:number-columns-spanned="1">
                  <text:p text:style-name="TextBody"/>
                  <text:p text:style-name="TextBody"> 1 or more </text:p>
                  <text:p text:style-name="TextBody"/>
                </table:table-cell>
                <table:covered-table-cell/>
              </table:table-row>
            </table:table>
            <text:p text:style-name="TextBody"> This element is used to delete several executors in one query. The effect is the same as if after repeated usage of deleteExecutor for each executor separately. But deleteExecutors is a faster way to do it. </text:p>
            <text:p text:style-name="TextBody">Usage example: </text:p>
            <text:p text:style-name="Preformatted">&lt;deleteExecutors&gt;<text:s/><text:s/><text:s/><text:s/>&lt;deleteExecutor<text:s/>name=”removed1”/&gt;<text:s/><text:s/><text:s/><text:s/>&lt;deleteExecutor<text:s/>name=”removed2”/&gt;<text:s/><text:s/>&lt;/deleteExecutors&gt;</text:p>
          </text:section>
          <text:section text:style-name="Sect1" text:name="addExecutorsToGroup ">
            <text:h text:outline-level="3" text:style-name="Heading2">addExecutorsToGroup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group to which members are added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An executor is an actor or a group of actors </text:p>
                </table:table-cell>
                <table:covered-table-cell/>
                <table:table-cell table:number-columns-spanned="1">
                  <text:p text:style-name="TextBody"/>
                  <text:p text:style-name="TextBody"> 0 or more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Named identity set of executors </text:p>
                </table:table-cell>
                <table:covered-table-cell/>
                <table:table-cell table:number-columns-spanned="1">
                  <text:p text:style-name="TextBody"/>
                  <text:p text:style-name="TextBody"> 0 or more </text:p>
                  <text:p text:style-name="TextBody"/>
                </table:table-cell>
                <table:covered-table-cell/>
              </table:table-row>
            </table:table>
            <text:p text:style-name="TextBody"> Tag example: </text:p>
            <text:p text:style-name="Preformatted">&lt;addExecutorsToGroup<text:s/>name="HR<text:s/>staff"&gt;<text:s/><text:s/>&lt;executor<text:s/>name="ivanova"/&gt;<text:s/><text:s/>&lt;executor<text:s/>name="petrova"/&gt;<text:s/><text:s/>&lt;namedIdentitySet<text:s/>name="Inspectors"/&gt;&lt;/addExecutorsToGroup&gt;</text:p>
          </text:section>
          <text:section text:style-name="Sect1" text:name="removeExecutorsFromGroup ">
            <text:h text:outline-level="3" text:style-name="Heading2">removeExecutorsFromGroup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group, from which members are removed.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an actor or a group of actors) </text:p>
                </table:table-cell>
                <table:covered-table-cell/>
                <table:table-cell table:number-columns-spanned="1">
                  <text:p text:style-name="TextBody"/>
                  <text:p text:style-name="TextBody"> 0 or more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Named identity set of executors </text:p>
                </table:table-cell>
                <table:covered-table-cell/>
                <table:table-cell table:number-columns-spanned="1">
                  <text:p text:style-name="TextBody"/>
                  <text:p text:style-name="TextBody"> 0 or more </text:p>
                  <text:p text:style-name="TextBody"/>
                </table:table-cell>
                <table:covered-table-cell/>
              </table:table-row>
            </table:table>
            <text:p text:style-name="TextBody">Tag example: </text:p>
            <text:p text:style-name="Preformatted">&lt;removeExecutorsFromGroup<text:s/>name="RS<text:s/>Inspectors"&gt;<text:s/><text:s/>&lt;executor<text:s/>name="ivanova"/&gt;<text:s/><text:s/>&lt;executor<text:s/>name="petrova"/&gt;<text:s/><text:s/>&lt;namedIdentitySet<text:s/>name="Inspectors"/&gt;&lt;/removeExecutorsFromGroup&gt;</text:p>
          </text:section>
          <text:section text:style-name="Sect1" text:name="deployProcessDefinition  ">
            <text:h text:outline-level="3" text:style-name="Heading2">deployProcessDefini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file </text:p>
                </table:table-cell>
                <table:covered-table-cell/>
                <table:table-cell table:number-columns-spanned="1">
                  <text:p text:style-name="TextBody"> Path to the .par file with process definiti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type </text:p>
                </table:table-cell>
                <table:covered-table-cell/>
                <table:table-cell table:number-columns-spanned="1">
                  <text:p text:style-name="TextBody"> Process type (default type is Script).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TextBody"><text:span text:style-name="Teletyped">&lt;deployProcessDefinition file="c:\processes\Vacation.par" type=”vacations”/&gt;</text:span></text:p>
          </text:section>
          <text:section text:style-name="Sect1" text:name="redeployProcessDefinition  ">
            <text:h text:outline-level="3" text:style-name="Heading2">redeployProcessDefini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definitionId </text:p>
                </table:table-cell>
                <table:covered-table-cell/>
                <table:table-cell table:number-columns-spanned="1">
                  <text:p text:style-name="TextBody"> Process definition identifier </text:p>
                </table:table-cell>
                <table:covered-table-cell/>
                <table:table-cell table:number-columns-spanned="1">
                  <text:p text:style-name="TextBody"> Mandatory </text:p>
                </table:table-cell>
                <table:covered-table-cell/>
              </table:table-row>
              <table:table-row>
                <table:table-cell table:number-columns-spanned="1">
                  <text:p text:style-name="TextBody"> file </text:p>
                </table:table-cell>
                <table:covered-table-cell/>
                <table:table-cell table:number-columns-spanned="1">
                  <text:p text:style-name="TextBody"> Path to the .par file with process definiti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type </text:p>
                </table:table-cell>
                <table:covered-table-cell/>
                <table:table-cell table:number-columns-spanned="1">
                  <text:p text:style-name="TextBody"> Process type (default type is Script). </text:p>
                </table:table-cell>
                <table:covered-table-cell/>
                <table:table-cell table:number-columns-spanned="1">
                  <text:p text:style-name="TextBody"/>
                  <text:p text:style-name="TextBody"> Optional </text:p>
                  <text:p text:style-name="TextBody"/>
                </table:table-cell>
                <table:covered-table-cell/>
              </table:table-row>
            </table:table>
          </text:section>
          <text:section text:style-name="Sect1" text:name="addPermissionsOnActor ">
            <text:h text:outline-level="3" text:style-name="Heading2">addPermissionsOnActor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actor, permissions are added 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Name of executor, permissions are add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addPermissionsOnActor<text:s/>name="ivanov"<text:s/>executor="agents"&gt;<text:s/><text:s/>&lt;permission<text:s/>name="permission.read"/&gt;<text:s/><text:s/>&lt;permission<text:s/>name="permission.update_permissions"/&gt;&lt;/addPermissionsOnActor&gt;</text:p>
          </text:section>
          <text:section text:style-name="Sect1" text:name="setPermissionsOnActor ">
            <text:h text:outline-level="3" text:style-name="Heading2">setPermissionsOnActor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actor, permissions are set 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permissions on the actor are grant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setPermissionsOnActor<text:s/>name="ivanov"<text:s/>executor="agents"&gt;<text:s/><text:s/><text:s/>&lt;permission<text:s/>name="permission.read"/&gt;<text:s/><text:s/><text:s/>&lt;permission<text:s/>name="permission.update_permissions"/&gt;&lt;/setPermissionsOnActor<text:s/>&gt;</text:p>
          </text:section>
          <text:section text:style-name="Sect1" text:name="removePermissionsOnActor ">
            <text:h text:outline-level="3" text:style-name="Heading2">removePermissionsOnActor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actor, on whom permissions are removed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whose permissions on the actor are removed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removePermissionsOnActor<text:s/>name="ivanov"<text:s/>executor="agents"&gt;<text:s/><text:s/><text:s/>&lt;permission<text:s/>name="permission.read"/&gt;&lt;/removePermissionsOnActor&gt;</text:p>
          </text:section>
          <text:section text:style-name="Sect1" text:name="addPermissionsOnGroup ">
            <text:h text:outline-level="3" text:style-name="Heading2">addPermissionsOnGroup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group, on which permissions are added on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Name of executor, permissions are add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0 or more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Name of the executors set to which the permissions added </text:p>
                </table:table-cell>
                <table:covered-table-cell/>
                <table:table-cell table:number-columns-spanned="1">
                  <text:p text:style-name="TextBody"/>
                  <text:p text:style-name="TextBody"> 0 or more </text:p>
                  <text:p text:style-name="TextBody"/>
                </table:table-cell>
                <table:covered-table-cell/>
              </table:table-row>
            </table:table>
            <text:p text:style-name="TextBody">The following permission names are valid for groups: </text:p>
            <text:list text:style-name="unorderedlist">
              <text:list-item>
                <text:p text:style-name="TextBody"> permission.read </text:p>
              </text:list-item>
              <text:list-item>
                <text:p text:style-name="TextBody"> permission.update_permissions </text:p>
              </text:list-item>
              <text:list-item>
                <text:p text:style-name="TextBody"> permission.update_executor </text:p>
              </text:list-item>
              <text:list-item>
                <text:p text:style-name="TextBody"> permission.list_group </text:p>
              </text:list-item>
              <text:list-item>
                <text:p text:style-name="TextBody"> permission.list_group </text:p>
              </text:list-item>
              <text:list-item>
                <text:p text:style-name="TextBody"> permission.remove_from_group </text:p>
              </text:list-item>
            </text:list>
            <text:p text:style-name="TextBody"/>
            <text:p text:style-name="TextBody">The permissions are added to the executor defined in the mandatory executor attribute. This executor will get named permissions over the executors from the embedded element namedIdentitySet (if it is set) and the executor defined by name attribute (if it is set). </text:p>
            <text:p text:style-name="TextBody">Tag example: </text:p>
            <text:p text:style-name="Preformatted">&lt;addPermissionsOnGroup<text:s/>name="ASU"<text:s/>executor="ivanov"&gt;<text:s/><text:s/>&lt;permission<text:s/>name="permission.read"/&gt;<text:s/><text:s/>&lt;permission<text:s/>name="permission.list_group"/&gt;<text:s/><text:s/>&lt;permission<text:s/>name="permission.add_to_group"/&gt;<text:s/><text:s/>&lt;permission<text:s/>name="permission.remove_from_group"/&gt;&lt;/addPermissionsOnGroup&gt;</text:p>
          </text:section>
          <text:section text:style-name="Sect1" text:name="setPermissionsOnGroup ">
            <text:h text:outline-level="3" text:style-name="Heading2">setPermissionsOnGroup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group, on which permissions are set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Name of executor, permissions are grant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0 or more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Name of the executors set to which the permissions added </text:p>
                </table:table-cell>
                <table:covered-table-cell/>
                <table:table-cell table:number-columns-spanned="1">
                  <text:p text:style-name="TextBody"/>
                  <text:p text:style-name="TextBody"> 0 or more </text:p>
                  <text:p text:style-name="TextBody"/>
                </table:table-cell>
                <table:covered-table-cell/>
              </table:table-row>
            </table:table>
            <text:p text:style-name="TextBody">Tag example: </text:p>
            <text:p text:style-name="Preformatted">&lt;setPermissionsOnGroup<text:s/>name="ASU"<text:s/>executor="ivanov"&gt;<text:s/><text:s/>&lt;permission<text:s/>name="permission.read"/&gt;<text:s/><text:s/>&lt;permission<text:s/>name="permission.list_group"/&gt;<text:s/><text:s/>&lt;permission<text:s/>name="permission.remove_from_group"/&gt;&lt;/setPermissionsOnGroup&gt;</text:p>
          </text:section>
          <text:section text:style-name="Sect1" text:name="removePermissionsOnGroup ">
            <text:h text:outline-level="3" text:style-name="Heading2">removePermissionsOnGroup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group, on which permissions are removed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whose permissions are removed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0 or more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Name of the executors set to which the permissions added </text:p>
                </table:table-cell>
                <table:covered-table-cell/>
                <table:table-cell table:number-columns-spanned="1">
                  <text:p text:style-name="TextBody"/>
                  <text:p text:style-name="TextBody"> 0 or more </text:p>
                  <text:p text:style-name="TextBody"/>
                </table:table-cell>
                <table:covered-table-cell/>
              </table:table-row>
            </table:table>
            <text:p text:style-name="TextBody"> Tag example: </text:p>
            <text:p text:style-name="Preformatted">&lt;removePermissionsOnGroup<text:s/>name="Information<text:s/>Systems"<text:s/>executor="ivanov"&gt;<text:s/><text:s/>&lt;permission<text:s/>name="permission.list_group"/&gt;&lt;/removePermissionsOnGroup&gt;</text:p>
            <text:p text:style-name="TextBody"/>
          </text:section>
          <text:section text:style-name="Sect1" text:name="addPermissionsOnSystem ">
            <text:h text:outline-level="3" text:style-name="Heading2">addPermissionsOnSystem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permissions on the system are add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The following permission names are valid for system: </text:p>
            <text:list text:style-name="unorderedlist">
              <text:list-item>
                <text:p text:style-name="TextBody"> permission.read </text:p>
              </text:list-item>
              <text:list-item>
                <text:p text:style-name="TextBody"> permission.update_permissions </text:p>
              </text:list-item>
              <text:list-item>
                <text:p text:style-name="TextBody"> permission.login_to_system </text:p>
              </text:list-item>
              <text:list-item>
                <text:p text:style-name="TextBody"> permission.change_self_password </text:p>
              </text:list-item>
              <text:list-item>
                <text:p text:style-name="TextBody"> permission.create_executor </text:p>
              </text:list-item>
              <text:list-item>
                <text:p text:style-name="TextBody"> permission.deploy_definition </text:p>
              </text:list-item>
              <text:list-item>
                <text:p text:style-name="TextBody"> permission.change_self_password  </text:p>
              </text:list-item>
            </text:list>
            <text:p text:style-name="TextBody"/>
            <text:p text:style-name="TextBody">Tag example: </text:p>
            <text:p text:style-name="Preformatted">&lt;addPermissionsOnSystem<text:s/>executor="All<text:s/>employees"&gt;<text:s/><text:s/>&lt;permission<text:s/>name="permission.read"/&gt;<text:s/><text:s/>&lt;permission<text:s/>name="permission.login_to_system"/&gt;&lt;/addPermissionsOnSystem&gt;</text:p>
          </text:section>
          <text:section text:style-name="Sect1" text:name="setPermissionsOnSystem ">
            <text:h text:outline-level="3" text:style-name="Heading2">setPermissionsOnSystem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permissions on the system are grant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setPermissionsOnSystem<text:s/>executor="All<text:s/>employees"&gt;<text:s/><text:s/>&lt;permission<text:s/>name="permission.read"/&gt;<text:s/><text:s/>&lt;permission<text:s/>name="permission.login_to_system"/&gt;&lt;/setPermissionsOnSystem&gt;</text:p>
          </text:section>
          <text:section text:style-name="Sect1" text:name="removePermissionsOnSystem ">
            <text:h text:outline-level="3" text:style-name="Heading2">removePermissionsOnSystem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whose permissions on the system are removed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removePermissionsOnSystem<text:s/>executor="All<text:s/>employees"&gt;<text:s/><text:s/>&lt;permission<text:s/>name="permission.login_to_system"/&gt;&lt;/removePermissionsOnSystem&gt;</text:p>
          </text:section>
          <text:section text:style-name="Sect1" text:name="addPermissionsOnDefinition ">
            <text:h text:outline-level="3" text:style-name="Heading2">addPermissionsOnDefini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usiness process, permissions are added 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Name ofxecutor, permissions are add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The following permission names are valid for definition: </text:p>
            <text:list text:style-name="unorderedlist">
              <text:list-item>
                <text:p text:style-name="TextBody"> permission.read </text:p>
              </text:list-item>
              <text:list-item>
                <text:p text:style-name="TextBody"> permission.update_permissions </text:p>
              </text:list-item>
              <text:list-item>
                <text:p text:style-name="TextBody"> permission.undeploy_definition </text:p>
              </text:list-item>
              <text:list-item>
                <text:p text:style-name="TextBody"> permission.redeploy_definition </text:p>
              </text:list-item>
              <text:list-item>
                <text:p text:style-name="TextBody"> permission.start_process </text:p>
              </text:list-item>
              <text:list-item>
                <text:p text:style-name="TextBody"> permission.read_instance </text:p>
              </text:list-item>
              <text:list-item>
                <text:p text:style-name="TextBody"> permission.cancel_instance  </text:p>
              </text:list-item>
            </text:list>
            <text:p text:style-name="TextBody"/>
            <text:p text:style-name="TextBody">Tag example: </text:p>
            <text:p text:style-name="Preformatted">&lt;addPermissionsOnDefinition<text:s/>name="leave"<text:s/>executor="ivanov"&gt;<text:s/><text:s/><text:s/>&lt;permission<text:s/>name="permission.read"/&gt;<text:s/><text:s/><text:s/>&lt;permission<text:s/>name="permission.start_process"/&gt;<text:s/><text:s/><text:s/>&lt;permission<text:s/>name="permission.read_instance"/&gt;&lt;/addPermissionsOnDefinition&gt;</text:p>
          </text:section>
          <text:section text:style-name="Sect1" text:name="setPermissionsOnDefinition ">
            <text:h text:outline-level="3" text:style-name="Heading2">setPermissionsOnDefini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usiness process, permissions are set 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permissions are grant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setPermissionsOnDefinition<text:s/>name="leave"<text:s/>executor="ivanov"&gt;<text:s/><text:s/><text:s/>&lt;permission<text:s/>name="permission.read"/&gt;<text:s/><text:s/><text:s/>&lt;permission<text:s/>name="permission.update_permissions"/&gt;<text:s/><text:s/><text:s/>&lt;permission<text:s/>name="permission.redeploy_definition"/&gt;<text:s/><text:s/><text:s/>&lt;permission<text:s/>name="permission.undeploy_definition"/&gt;<text:s/><text:s/><text:s/>&lt;permission<text:s/>name="permission.start_process"/&gt;<text:s/><text:s/><text:s/>&lt;permission<text:s/>name="permission.read_instance"/&gt;&lt;/setPermissionsOnDefinition&gt;</text:p>
          </text:section>
          <text:section text:style-name="Sect1" text:name="removePermissionsOnDefinition ">
            <text:h text:outline-level="3" text:style-name="Heading2">removePermissionsOnDefini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usiness process, on which permissions are removed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whose permissions are removed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removePermissionsOnDefinition<text:s/>name="leave"<text:s/>executor="ivanov"&gt;<text:s/><text:s/><text:s/>&lt;permission<text:s/>name="permission.undeploy_definition"/&gt;&lt;/removePermissionsOnDefinition&gt;</text:p>
          </text:section>
          <text:section text:style-name="Sect1" text:name="addPermissionsOnProcessInstances ">
            <text:h text:outline-level="3" text:style-name="Heading2">addPermissionsOnProcessInstances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usiness process, on whose instances permissions are added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Name of executor, permissions are add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The following permission names are valid for process instances: </text:p>
            <text:list text:style-name="unorderedlist">
              <text:list-item>
                <text:p text:style-name="TextBody"> permission.read </text:p>
              </text:list-item>
              <text:list-item>
                <text:p text:style-name="TextBody"> permission.update_permissions </text:p>
              </text:list-item>
              <text:list-item>
                <text:p text:style-name="TextBody"> permission.cancel_instance  </text:p>
              </text:list-item>
            </text:list>
            <text:p text:style-name="TextBody"/>
            <text:p text:style-name="TextBody">Tag example: </text:p>
            <text:p text:style-name="Preformatted">&lt;addPermissionsOnProcessInstances<text:s/>name="leave"<text:s/>executor="HR<text:s/>staff"&gt;<text:s/><text:s/><text:s/>&lt;permission<text:s/>name="permission.update_permissions"<text:s/>/&gt;<text:s/><text:s/><text:s/>&lt;permission<text:s/>name="permission.cancel_instance"<text:s/>/&gt;<text:s/>&lt;/addPermissionsOnProcessInstances&gt;</text:p>
            <text:p text:style-name="TextBody"/>
          </text:section>
          <text:section text:style-name="Sect1" text:name="setPermissionsOnProcessInstances ">
            <text:h text:outline-level="3" text:style-name="Heading2">setPermissionsOnProcessInstances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usiness process, on whose instances permissions are granted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permissions are grant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setPermissionsOnProcessInstances<text:s/>name="leave"<text:s/>executor="HR<text:s/>staff"&gt;<text:s/><text:s/><text:s/>&lt;permission<text:s/>name="permission.read"<text:s/>/&gt;<text:s/><text:s/><text:s/>&lt;permission<text:s/>name="permission.update_permissions"<text:s/>/&gt;<text:s/><text:s/><text:s/>&lt;permission<text:s/>name="permission.cancel_instance"<text:s/>/&gt;&lt;/setPermissionsOnProcessInstances&gt;</text:p>
          </text:section>
          <text:section text:style-name="Sect1" text:name="removePermissionsOnProcessInstances ">
            <text:h text:outline-level="3" text:style-name="Heading2">removePermissionsOnProcessInstances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usiness process, on whose instances permissions are granted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The executor, permissions are grant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removePermissionsOnProcessInstances<text:s/>name="leave"<text:s/>executor="HR<text:s/>staff"&gt;<text:s/><text:s/><text:s/><text:s/>&lt;permission<text:s/>name="permission.cancel_instance"<text:s/>/&gt;<text:s/>&lt;/removePermissionsOnProcessInstances<text:s/>&gt;</text:p>
            <text:p text:style-name="TextBody"/>
          </text:section>
          <text:section text:style-name="Sect1" text:name="removeAllPermissionsFromExecutor  ">
            <text:h text:outline-level="3" text:style-name="Heading2">removeAllPermissionsFromExecutor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The name of the executor, permissions on whom must be revoked from all executors </text:p>
                </table:table-cell>
                <table:covered-table-cell/>
                <table:table-cell table:number-columns-spanned="1">
                  <text:p text:style-name="TextBody"/>
                  <text:p text:style-name="TextBody"> Mandatory </text:p>
                  <text:p text:style-name="TextBody"/>
                </table:table-cell>
                <table:covered-table-cell/>
              </table:table-row>
            </table:table>
            <text:p text:style-name="TextBody">Tag example: </text:p>
            <text:p text:style-name="Preformatted">&lt;removeAllPermissionsFromExecutor<text:s/>name="ivanova"/&gt;</text:p>
            <text:p text:style-name="TextBody"/>
          </text:section>
          <text:section text:style-name="Sect1" text:name="removeAllPermissionsFromProcessDefinition  ">
            <text:h text:outline-level="3" text:style-name="Heading2">removeAllPermissionsFromProcessDefini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The name of the definition, permissions on which must be revoked from all executors </text:p>
                </table:table-cell>
                <table:covered-table-cell/>
                <table:table-cell table:number-columns-spanned="1">
                  <text:p text:style-name="TextBody"/>
                  <text:p text:style-name="TextBody"> Mandatory </text:p>
                  <text:p text:style-name="TextBody"/>
                </table:table-cell>
                <table:covered-table-cell/>
              </table:table-row>
            </table:table>
            <text:p text:style-name="TextBody">Tag example: </text:p>
            <text:p text:style-name="Preformatted">&lt;removeAllPermissionsFromProcessDefinition<text:s/>name="Vacation"/&gt;</text:p>
            <text:p text:style-name="TextBody"/>
          </text:section>
          <text:section text:style-name="Sect1" text:name="removeAllPermissionsFromProcessInstances  ">
            <text:h text:outline-level="3" text:style-name="Heading2">removeAllPermissionsFromProcessInstances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The name of the definition of process instances, permissions on which must be revoked from all executors </text:p>
                </table:table-cell>
                <table:covered-table-cell/>
                <table:table-cell table:number-columns-spanned="1">
                  <text:p text:style-name="TextBody"/>
                  <text:p text:style-name="TextBody"> Mandatory </text:p>
                  <text:p text:style-name="TextBody"/>
                </table:table-cell>
                <table:covered-table-cell/>
              </table:table-row>
            </table:table>
            <text:p text:style-name="TextBody">Tag example: </text:p>
            <text:p text:style-name="Preformatted">&lt;removeAllPermissionsFromProcessInstances<text:s/>name="Vacation"/&gt;</text:p>
            <text:p text:style-name="TextBody"/>
          </text:section>
          <text:section text:style-name="Sect1" text:name="createBotStation ">
            <text:h text:outline-level="3" text:style-name="Heading2">createBotSta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ot station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address </text:p>
                </table:table-cell>
                <table:covered-table-cell/>
                <table:table-cell table:number-columns-spanned="1">
                  <text:p text:style-name="TextBody"> Bot station address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createBotstation<text:s/>name="botstation"<text:s/>address="localhost"/&gt;</text:p>
          </text:section>
          <text:section text:style-name="Sect1" text:name="updateBotStation ">
            <text:h text:outline-level="3" text:style-name="Heading2">updateBotSta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ot station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newName </text:p>
                </table:table-cell>
                <table:covered-table-cell/>
                <table:table-cell table:number-columns-spanned="1">
                  <text:p text:style-name="TextBody"> New bot station name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address </text:p>
                </table:table-cell>
                <table:covered-table-cell/>
                <table:table-cell table:number-columns-spanned="1">
                  <text:p text:style-name="TextBody"> Bot station address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updateBotstation<text:s/>name="botstation"<text:s/>newName="localhostBotStation"<text:s/>address="localhost"/&gt;</text:p>
          </text:section>
          <text:section text:style-name="Sect1" text:name="deleteBotStation ">
            <text:h text:outline-level="3" text:style-name="Heading2">deleteBotSta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ot station name </text:p>
                </table:table-cell>
                <table:covered-table-cell/>
                <table:table-cell table:number-columns-spanned="1">
                  <text:p text:style-name="TextBody"/>
                  <text:p text:style-name="TextBody"> Mandatory </text:p>
                  <text:p text:style-name="TextBody"/>
                </table:table-cell>
                <table:covered-table-cell/>
              </table:table-row>
            </table:table>
            <text:p text:style-name="TextBody"> Tag example: </text:p>
            <text:p text:style-name="Preformatted">&lt;deleteBotstation<text:s/>name="botstation"/&gt;</text:p>
          </text:section>
          <text:section text:style-name="Sect1" text:name="createBot ">
            <text:h text:outline-level="3" text:style-name="Heading2">createBot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ot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Bot station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startTimeout </text:p>
                </table:table-cell>
                <table:covered-table-cell/>
                <table:table-cell table:number-columns-spanned="1">
                  <text:p text:style-name="TextBody"> Start timeout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password </text:p>
                </table:table-cell>
                <table:covered-table-cell/>
                <table:table-cell table:number-columns-spanned="1">
                  <text:p text:style-name="TextBody"> Bot password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createBot<text:s/>name="UniversalBot"<text:s/>botStation="botstation"<text:s/>startTimeout="200"<text:s/>password="123"/&gt;</text:p>
          </text:section>
          <text:section text:style-name="Sect1" text:name="updateBot ">
            <text:h text:outline-level="3" text:style-name="Heading2">updateBot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ot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newName </text:p>
                </table:table-cell>
                <table:covered-table-cell/>
                <table:table-cell table:number-columns-spanned="1">
                  <text:p text:style-name="TextBody"> New bot name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Bot station name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newBotStation </text:p>
                </table:table-cell>
                <table:covered-table-cell/>
                <table:table-cell table:number-columns-spanned="1">
                  <text:p text:style-name="TextBody"> New bot station name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startTimeout </text:p>
                </table:table-cell>
                <table:covered-table-cell/>
                <table:table-cell table:number-columns-spanned="1">
                  <text:p text:style-name="TextBody"> Start timeout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 password </text:p>
                </table:table-cell>
                <table:covered-table-cell/>
                <table:table-cell table:number-columns-spanned="1">
                  <text:p text:style-name="TextBody"> Bot password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updateBot<text:s/>name="UniversalBot"<text:s/>startTimeout="0"<text:s/>password="321"/&gt;</text:p>
          </text:section>
          <text:section text:style-name="Sect1" text:name="deleteBot ">
            <text:h text:outline-level="3" text:style-name="Heading2">deleteBot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Bot name </text:p>
                </table:table-cell>
                <table:covered-table-cell/>
                <table:table-cell table:number-columns-spanned="1">
                  <text:p text:style-name="TextBody"/>
                  <text:p text:style-name="TextBody"> Mandatory </text:p>
                  <text:p text:style-name="TextBody"/>
                </table:table-cell>
                <table:covered-table-cell/>
              </table:table-row>
            </table:table>
            <text:p text:style-name="TextBody"> Tag example: </text:p>
            <text:p text:style-name="Preformatted">&lt;deleteBot<text:s/>name="UniversalBot"/&gt;</text:p>
          </text:section>
          <text:section text:style-name="Sect1" text:name="addConfigurationsToBot ">
            <text:h text:outline-level="3" text:style-name="Heading2">addConfigurationsToBot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bot to add configurati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Botstation name </text:p>
                </table:table-cell>
                <table:covered-table-cell/>
                <table:table-cell table:number-columns-spanned="1">
                  <text:p text:style-name="TextBody"/>
                  <text:p text:style-name="TextBody"> Optional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botConfiguration </text:p>
                </table:table-cell>
                <table:covered-table-cell/>
                <table:table-cell table:number-columns-spanned="1">
                  <text:p text:style-name="TextBody"> Configuration to add </text:p>
                </table:table-cell>
                <table:covered-table-cell/>
                <table:table-cell table:number-columns-spanned="1">
                  <text:p text:style-name="TextBody"/>
                  <text:p text:style-name="TextBody"> At least 1 </text:p>
                  <text:p text:style-name="TextBody"/>
                </table:table-cell>
                <table:covered-table-cell/>
              </table:table-row>
            </table:table>
            <text:p text:style-name="TextBody"> Tag example: </text:p>
            <text:p text:style-name="Preformatted">&lt;addConfigurationsToBot<text:s/>name="UniversalBot"&gt;<text:s/><text:s/><text:s/>&lt;botConfiguration<text:s/>name=""<text:s/>handler=""<text:s/>configuration=""/&gt;&lt;/addExecutorsToGroup&gt;</text:p>
          </text:section>
          <text:section text:style-name="Sect1" text:name="removeConfigurationsFromBot ">
            <text:h text:outline-level="3" text:style-name="Heading2">removeConfigurationsFromBot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bot to remove configuration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Botstation name </text:p>
                </table:table-cell>
                <table:covered-table-cell/>
                <table:table-cell table:number-columns-spanned="1">
                  <text:p text:style-name="TextBody"/>
                  <text:p text:style-name="TextBody"> Optional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botConfiguration </text:p>
                </table:table-cell>
                <table:covered-table-cell/>
                <table:table-cell table:number-columns-spanned="1">
                  <text:p text:style-name="TextBody"> Configuration to remove </text:p>
                </table:table-cell>
                <table:covered-table-cell/>
                <table:table-cell table:number-columns-spanned="1">
                  <text:p text:style-name="TextBody"/>
                  <text:p text:style-name="TextBody"> At least 1 </text:p>
                  <text:p text:style-name="TextBody"/>
                </table:table-cell>
                <table:covered-table-cell/>
              </table:table-row>
            </table:table>
            <text:p text:style-name="TextBody"> Tag example: </text:p>
            <text:p text:style-name="Preformatted">&lt;removeConfigurationsFromBot<text:s/>name="UniversalBot"&gt;<text:s/><text:s/><text:s/>&lt;botConfiguration<text:s/>name="doNothing"/&gt;&lt;/removeExecutorsFromGroup&gt;</text:p>
          </text:section>
          <text:section text:style-name="Sect1" text:name="removeAllConfigurationsFromBot ">
            <text:h text:outline-level="3" text:style-name="Heading2">removeAllConfigurationsFromBot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Name of the bot to add configuration </text:p>
                </table:table-cell>
                <table:covered-table-cell/>
                <table:table-cell table:number-columns-spanned="1">
                  <text:p text:style-name="TextBody"/>
                  <text:p text:style-name="TextBody"> Mandatory </text:p>
                  <text:p text:style-name="TextBody"/>
                </table:table-cell>
                <table:covered-table-cell/>
              </table:table-row>
            </table:table>
            <text:p text:style-name="TextBody"> Tag example: </text:p>
            <text:p text:style-name="Preformatted">&lt;removeAllConfigurationsFromBot<text:s/>name="UniversalBot"/&gt;</text:p>
          </text:section>
          <text:section text:style-name="Sect1" text:name="addPermissionsOnBotStations ">
            <text:h text:outline-level="3" text:style-name="Heading2">addPermissionsOnBotStations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permissions on the system are add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The following permissions are allowed to be used for BotStation element: </text:p>
            <text:list text:style-name="unorderedlist">
              <text:list-item>
                <text:p text:style-name="TextBody"> permission.read </text:p>
              </text:list-item>
              <text:list-item>
                <text:p text:style-name="TextBody"> permission.update_permissions </text:p>
              </text:list-item>
              <text:list-item>
                <text:p text:style-name="TextBody"> permission.bot_station_configure </text:p>
              </text:list-item>
            </text:list>
            <text:p text:style-name="TextBody">Tag example: </text:p>
            <text:p text:style-name="Preformatted">&lt;addPermissionsOnBotStations<text:s/>executor="All<text:s/>employees"&gt;<text:s/><text:s/>&lt;permission<text:s/>name="permission.read"/&gt;<text:s/><text:s/>&lt;permission<text:s/>name="permission.configure_permissions"/&gt;&lt;/addPermissionsOnBotStations&gt;</text:p>
          </text:section>
          <text:section text:style-name="Sect1" text:name="setPermissionsOnBotStations ">
            <text:h text:outline-level="3" text:style-name="Heading2">setPermissionsOnBotStations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permissions on the system are granted to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setPermissionsOnBotStations<text:s/>executor="All<text:s/>employees"&gt;<text:s/><text:s/><text:s/>&lt;permission<text:s/>name="permission.read"/&gt;&lt;/setPermissionsOnBotStations&gt;</text:p>
          </text:section>
          <text:section text:style-name="Sect1" text:name="removePermissionsOnBotStations ">
            <text:h text:outline-level="3" text:style-name="Heading2">removePermissionsOnBotStations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 whose permissions on the system are removed </text:p>
                </table:table-cell>
                <table:covered-table-cell/>
                <table:table-cell table:number-columns-spanned="1">
                  <text:p text:style-name="TextBody"/>
                  <text:p text:style-name="TextBody"> Mandatory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Element</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Permission type </text:p>
                </table:table-cell>
                <table:covered-table-cell/>
                <table:table-cell table:number-columns-spanned="1">
                  <text:p text:style-name="TextBody"/>
                  <text:p text:style-name="TextBody"> Optional </text:p>
                  <text:p text:style-name="TextBody"/>
                </table:table-cell>
                <table:covered-table-cell/>
              </table:table-row>
            </table:table>
            <text:p text:style-name="TextBody"> Tag example: </text:p>
            <text:p text:style-name="Preformatted">&lt;removePermissionsOnBotStations<text:s/>executor="All<text:s/>employees"&gt;<text:s/><text:s/><text:s/>&lt;permission<text:s/>name="permission.read"/&gt;<text:s/>&lt;/removePermissionsOnBotStations&gt;</text:p>
          </text:section>
          <text:section text:style-name="Sect1" text:name="replicateBatchPresentation ">
            <text:h text:outline-level="3" text:style-name="Heading2">replicateBatchPresenta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batchName </text:p>
                </table:table-cell>
                <table:covered-table-cell/>
                <table:table-cell table:number-columns-spanned="1">
                  <text:p text:style-name="TextBody"> The name of the BatchPresentation copy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 setActive </text:p>
                </table:table-cell>
                <table:covered-table-cell/>
                <table:table-cell table:number-columns-spanned="1">
                  <text:p text:style-name="TextBody"> Set status (active or not) to the created BatchPresentation copy. Possible values: 'all' - set active for all profiles;  'changed' - active only if BatchPresentation is changed in profile;  'none' - not active for all profiles </text:p>
                </table:table-cell>
                <table:covered-table-cell/>
                <table:table-cell table:number-columns-spanned="1">
                  <text:p text:style-name="TextBody"/>
                  <text:p text:style-name="TextBody"> Default value is 'none' </text:p>
                  <text:p text:style-name="TextBody"/>
                </table:table-cell>
                <table:covered-table-cell/>
              </table:table-row>
              <table:table-row>
                <table:table-cell table:number-columns-spanned="1">
                  <text:p text:style-name="TextBody"> useTemplates </text:p>
                </table:table-cell>
                <table:covered-table-cell/>
                <table:table-cell table:number-columns-spanned="1">
                  <text:p text:style-name="TextBody"> Defines if BatchPresentation templates should be used. If 'no', then if copied BatchPresentation is present, the substitution always occurs </text:p>
                </table:table-cell>
                <table:covered-table-cell/>
                <table:table-cell table:number-columns-spanned="1">
                  <text:p text:style-name="TextBody"/>
                  <text:p text:style-name="TextBody"> Optional, default value 'yes'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batchPresentation </text:p>
                </table:table-cell>
                <table:covered-table-cell/>
                <table:table-cell table:number-columns-spanned="1">
                  <text:p text:style-name="TextBody"> BatchPresentation description </text:p>
                </table:table-cell>
                <table:covered-table-cell/>
                <table:table-cell table:number-columns-spanned="1">
                  <text:p text:style-name="TextBody"/>
                  <text:p text:style-name="TextBody"> 1 or more </text:p>
                  <text:p text:style-name="TextBody"/>
                </table:table-cell>
                <table:covered-table-cell/>
              </table:table-row>
            </table:table>
            <text:p text:style-name="TextBody"> The replicateBatchPresentation element must have only one child element batchPresentation with attribute nama='source' and any number of batchPresentation child elements with attirbute name='template'. The BatchPresentation replication occurs in the following cases: </text:p>
            <text:list text:style-name="numberedlist">
              <text:list-item>
                <text:p text:style-name="TextBody"> The copied BatchPresentation doesn't exist yet. </text:p>
              </text:list-item>
              <text:list-item>
                <text:p text:style-name="TextBody"> useTemplates='no'. </text:p>
              </text:list-item>
              <text:list-item>
                <text:p text:style-name="TextBody"> useTemplates='yes' and the substituted BatchPresentation equals to one of the BatchPresentation templates. </text:p>
              </text:list-item>
            </text:list>
            <text:p text:style-name="TextBody">Tag example: </text:p>
            <text:p text:style-name="Preformatted">&lt;replicateBatchPresentation<text:s/>batchName="replicatedNew"<text:s/>setActive="all"<text:s/>useTemplates="yes"&gt;<text:s/><text:s/>&lt;batchPresentation<text:s/>name="source"<text:s/>actorName="attila"<text:s/>batchId="listTasksForm"<text:s/>batchName="replicateMe"/&gt;<text:s/><text:s/>&lt;batchPresentation<text:s/>name="template"<text:s/>batchId="listTasksForm"/&gt;&lt;/replicateBatchPresentation&gt;</text:p>
          </text:section>
          <text:section text:style-name="Sect1" text:name="batchPresentation ">
            <text:h text:outline-level="3" text:style-name="Heading2">batchPresentation </text:h>
            <table:table>
              <table:table-column table:style-name="Dumbcolumn" table:number-columns-repeated="1"/>
              <table:table-row>
                <table:table-cell table:number-columns-spanned="1">
                  <text:p text:style-name="TextBody"><text:span text:style-name="Bold">Attribute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text:span text:style-name="Teletyped">name</text:span></text:p>
                </table:table-cell>
                <table:covered-table-cell/>
                <table:table-cell table:number-columns-spanned="1">
                  <text:p text:style-name="TextBody"> Element name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text:span text:style-name="Teletyped">actorName</text:span></text:p>
                </table:table-cell>
                <table:covered-table-cell/>
                <table:table-cell table:number-columns-spanned="1">
                  <text:p text:style-name="TextBody"> Actor name to whom batchPresentation belongs. </text:p>
                </table:table-cell>
                <table:covered-table-cell/>
                <table:table-cell table:number-columns-spanned="1">
                  <text:p text:style-name="TextBody"/>
                  <text:p text:style-name="TextBody"> Optional </text:p>
                  <text:p text:style-name="TextBody"/>
                </table:table-cell>
                <table:covered-table-cell/>
              </table:table-row>
              <table:table-row>
                <table:table-cell table:number-columns-spanned="1">
                  <text:p text:style-name="TextBody"><text:span text:style-name="Teletyped">batchId</text:span></text:p>
                </table:table-cell>
                <table:covered-table-cell/>
                <table:table-cell table:number-columns-spanned="1">
                  <text:p text:style-name="TextBody"> BatchPresentation type. (See allowed values in AFProfileStrategy and WFProfileStrategy java classes sources) </text:p>
                </table:table-cell>
                <table:covered-table-cell/>
                <table:table-cell table:number-columns-spanned="1">
                  <text:p text:style-name="TextBody"/>
                  <text:p text:style-name="TextBody"> Mandatory </text:p>
                  <text:p text:style-name="TextBody"/>
                </table:table-cell>
                <table:covered-table-cell/>
              </table:table-row>
              <table:table-row>
                <table:table-cell table:number-columns-spanned="1">
                  <text:p text:style-name="TextBody"><text:span text:style-name="Teletyped">batchName</text:span></text:p>
                </table:table-cell>
                <table:covered-table-cell/>
                <table:table-cell table:number-columns-spanned="1">
                  <text:p text:style-name="TextBody"> BatchPresentation name </text:p>
                </table:table-cell>
                <table:covered-table-cell/>
                <table:table-cell table:number-columns-spanned="1">
                  <text:p text:style-name="TextBody"/>
                  <text:p text:style-name="TextBody"> Optional </text:p>
                  <text:p text:style-name="TextBody"/>
                </table:table-cell>
                <table:covered-table-cell/>
              </table:table-row>
            </table:table>
            <text:p text:style-name="TextBody">If actorName and BatchName are not specified the default BatchPresentation for a given batchId is used. </text:p>
          </text:section>
          <text:section text:style-name="Sect1" text:name="changeSubstitutions ">
            <text:h text:outline-level="3" text:style-name="Heading2">changeSubstitutions </text:h>
            <table:table>
              <table:table-column table:style-name="Dumbcolumn" table:number-columns-repeated="1"/>
              <table:table-row>
                <table:table-cell table:number-columns-spanned="1">
                  <text:p text:style-name="TextBody"><text:span text:style-name="Bold">Embedded Elements:</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Attribute</text:span></text:span></text:p>
                  <text:p text:style-name="TextBody"/>
                </table:table-cell>
                <table:covered-table-cell/>
                <table:table-cell table:number-columns-spanned="1">
                  <text:p text:style-name="TextBody"/>
                  <text:p text:style-name="Center"><text:span text:style-name="Bold"><text:span text:style-name="Emphasis">Description</text:span></text:span></text:p>
                  <text:p text:style-name="TextBody"/>
                </table:table-cell>
                <table:covered-table-cell/>
                <table:table-cell table:number-columns-spanned="1">
                  <text:p text:style-name="TextBody"/>
                  <text:p text:style-name="Center"><text:span text:style-name="Bold"><text:span text:style-name="Emphasis">Mandatory</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Executors whose substitution rules need to be changed </text:p>
                </table:table-cell>
                <table:covered-table-cell/>
                <table:table-cell table:number-columns-spanned="1">
                  <text:p text:style-name="TextBody"/>
                  <text:p text:style-name="TextBody"> 1 or more </text:p>
                  <text:p text:style-name="TextBody"/>
                </table:table-cell>
                <table:covered-table-cell/>
              </table:table-row>
              <table:table-row>
                <table:table-cell table:number-columns-spanned="1">
                  <text:p text:style-name="TextBody"> delete </text:p>
                </table:table-cell>
                <table:covered-table-cell/>
                <table:table-cell table:number-columns-spanned="1">
                  <text:p text:style-name="TextBody"> Substitution rules to be deleted </text:p>
                </table:table-cell>
                <table:covered-table-cell/>
                <table:table-cell table:number-columns-spanned="1">
                  <text:p text:style-name="TextBody"/>
                  <text:p text:style-name="TextBody"> 0 or more </text:p>
                  <text:p text:style-name="TextBody"/>
                </table:table-cell>
                <table:covered-table-cell/>
              </table:table-row>
              <table:table-row>
                <table:table-cell table:number-columns-spanned="1">
                  <text:p text:style-name="TextBody"> add </text:p>
                </table:table-cell>
                <table:covered-table-cell/>
                <table:table-cell table:number-columns-spanned="1">
                  <text:p text:style-name="TextBody"> Substitution rules to be added </text:p>
                </table:table-cell>
                <table:covered-table-cell/>
                <table:table-cell table:number-columns-spanned="1">
                  <text:p text:style-name="TextBody"/>
                  <text:p text:style-name="TextBody"> 0 or more </text:p>
                  <text:p text:style-name="TextBody"/>
                </table:table-cell>
                <table:covered-table-cell/>
              </table:table-row>
            </table:table>
            <text:p text:style-name="TextBody">The must be at least one executor element present (more than on is also allowed). Executor can be an actor or a group. </text:p>
            <text:p text:style-name="TextBody">Changes in substitutions will be applied to all the executors and all group members set via executor element. </text:p>
            <text:p text:style-name="TextBody">element 'delete' attributes: </text:p>
            <text:list text:style-name="unorderedlist">
              <text:list-item>
                <text:p text:style-name="TextBody"> orgFunc - optional </text:p>
              </text:list-item>
              <text:list-item>
                <text:p text:style-name="TextBody"> criteria - optional (default value 'always') </text:p>
              </text:list-item>
            </text:list>
            <text:p text:style-name="TextBody"/>
            <text:p text:style-name="TextBody">element 'add' attributes: </text:p>
            <text:list text:style-name="unorderedlist">
              <text:list-item>
                <text:p text:style-name="TextBody"> orgFunc - optional </text:p>
              </text:list-item>
              <text:list-item>
                <text:p text:style-name="TextBody"> criteria - optional (default value 'always') </text:p>
              </text:list-item>
              <text:list-item>
                <text:p text:style-name="TextBody"> isFirst - optional (default value 'true') </text:p>
              </text:list-item>
              <text:list-item>
                <text:p text:style-name="TextBody"> isEnable - optional (default value 'true') </text:p>
              </text:list-item>
            </text:list>
            <text:p text:style-name="TextBody"/>
            <text:p text:style-name="TextBody">If orgFunc (and/or) criteria are set in 'delete' element then all substitution rules that match all set parameters are deleted. But if no parameters set all the substitution rules are deleted. </text:p>
            <text:p text:style-name="TextBody">Substitution rules will be applied in the order in which they are added. The first added rule with isFirst=true and isEnable=true will be the first, the second will be second and etc. The same logic goes for rules with isFirst=false but only from the tail of the queue. The first added will be the last rule, the second - the one before last, etc. If orgfunction is not specified in the 'add' element, then terminator will be added. </text:p>
            <text:p text:style-name="TextBody">Allowed replacements: %self_code% %self_id% %self_name% </text:p>
            <text:p text:style-name="TextBody">Tag example: </text:p>
            <text:p text:style-name="Preformatted">&lt;changeSubstitutions&gt;<text:s/><text:s/>&lt;executor<text:s/>name="***"/&gt;<text:s/><text:s/>&lt;delete<text:s/>orgFunc="***"<text:s/>criteria="***"/&gt;<text:s/><text:s/>&lt;add<text:s/>orgFunc="***"<text:s/>criteria="***"<text:s/>isFirst="***"<text:s/>isEnabled="***"/&gt;<text:s/>&lt;/changeSubstitutions&gt;</text:p>
          </text:section>
          <text:section text:style-name="Sect1" text:name="removeOldProcessInstances">
            <text:h text:outline-level="3" text:style-name="Heading2">removeOldProcessInstances</text:h>
            <table:table>
              <table:table-column table:style-name="Dumbcolumn" table:number-columns-repeated="3"/>
              <table:table-row>
                <table:table-cell table:number-columns-spanned="1">
                  <text:p text:style-name="TextBody"><text:span text:style-name="Bold"><text:span text:style-name="Emphasis">Attribute</text:span></text:span></text:p>
                </table:table-cell>
                <table:covered-table-cell/>
                <table:table-cell table:number-columns-spanned="1">
                  <text:p text:style-name="TextBody"><text:span text:style-name="Bold"><text:span text:style-name="Emphasis">Description</text:span></text:span></text:p>
                </table:table-cell>
                <table:covered-table-cell/>
                <table:table-cell table:number-columns-spanned="1">
                  <text:p text:style-name="TextBody"><text:span text:style-name="Bold"><text:span text:style-name="Emphasis">Mandatory</text:span></text:span></text:p>
                </table:table-cell>
                <table:covered-table-cell/>
              </table:table-row>
              <table:table-row>
                <table:table-cell table:number-columns-spanned="1">
                  <text:p text:style-name="TextBody"><text:span text:style-name="Emphasis">onlyFinished</text:span></text:p>
                </table:table-cell>
                <table:covered-table-cell/>
                <table:table-cell table:number-columns-spanned="1">
                  <text:p text:style-name="TextBody">Remove only finished processes</text:p>
                </table:table-cell>
                <table:covered-table-cell/>
                <table:table-cell table:number-columns-spanned="1">
                  <text:p text:style-name="TextBody">No</text:p>
                </table:table-cell>
                <table:covered-table-cell/>
              </table:table-row>
              <table:table-row>
                <table:table-cell table:number-columns-spanned="1">
                  <text:p text:style-name="TextBody"><text:span text:style-name="Emphasis">endDate</text:span></text:p>
                </table:table-cell>
                <table:covered-table-cell/>
                <table:table-cell table:number-columns-spanned="1">
                  <text:p text:style-name="TextBody">Date of the process instance end must not be later then <text:span text:style-name="Emphasis">endDate</text:span></text:p>
                </table:table-cell>
                <table:covered-table-cell/>
                <table:table-cell table:number-columns-spanned="1">
                  <text:p text:style-name="TextBody">No</text:p>
                </table:table-cell>
                <table:covered-table-cell/>
              </table:table-row>
              <table:table-row>
                <table:table-cell table:number-columns-spanned="1">
                  <text:p text:style-name="TextBody"><text:span text:style-name="Emphasis">startDate</text:span></text:p>
                </table:table-cell>
                <table:covered-table-cell/>
                <table:table-cell table:number-columns-spanned="1">
                  <text:p text:style-name="TextBody">Date of the process instance start must not be later then <text:span text:style-name="Emphasis">startDate</text:span></text:p>
                </table:table-cell>
                <table:covered-table-cell/>
                <table:table-cell table:number-columns-spanned="1">
                  <text:p text:style-name="TextBody">No</text:p>
                </table:table-cell>
                <table:covered-table-cell/>
              </table:table-row>
              <table:table-row>
                <table:table-cell table:number-columns-spanned="1">
                  <text:p text:style-name="TextBody"><text:span text:style-name="Emphasis">name</text:span></text:p>
                </table:table-cell>
                <table:covered-table-cell/>
                <table:table-cell table:number-columns-spanned="1">
                  <text:p text:style-name="TextBody">Name of the process definition</text:p>
                </table:table-cell>
                <table:covered-table-cell/>
                <table:table-cell table:number-columns-spanned="1">
                  <text:p text:style-name="TextBody">No</text:p>
                </table:table-cell>
                <table:covered-table-cell/>
              </table:table-row>
              <table:table-row>
                <table:table-cell table:number-columns-spanned="1">
                  <text:p text:style-name="TextBody"><text:span text:style-name="Emphasis">version</text:span></text:p>
                </table:table-cell>
                <table:covered-table-cell/>
                <table:table-cell table:number-columns-spanned="1">
                  <text:p text:style-name="TextBody">Maximum process definition version number for which to remove instances</text:p>
                </table:table-cell>
                <table:covered-table-cell/>
                <table:table-cell table:number-columns-spanned="1">
                  <text:p text:style-name="TextBody">No</text:p>
                </table:table-cell>
                <table:covered-table-cell/>
              </table:table-row>
              <table:table-row>
                <table:table-cell table:number-columns-spanned="1">
                  <text:p text:style-name="TextBody"><text:span text:style-name="Emphasis">id</text:span></text:p>
                </table:table-cell>
                <table:covered-table-cell/>
                <table:table-cell table:number-columns-spanned="1">
                  <text:p text:style-name="TextBody">ID of the process instance to remove</text:p>
                </table:table-cell>
                <table:covered-table-cell/>
                <table:table-cell table:number-columns-spanned="1">
                  <text:p text:style-name="TextBody">No</text:p>
                </table:table-cell>
                <table:covered-table-cell/>
              </table:table-row>
              <table:table-row>
                <table:table-cell table:number-columns-spanned="1">
                  <text:p text:style-name="TextBody"><text:span text:style-name="Emphasis">idTill</text:span></text:p>
                </table:table-cell>
                <table:covered-table-cell/>
                <table:table-cell table:number-columns-spanned="1">
                  <text:p text:style-name="TextBody">If this parameter is set, then the process instances with ids in range between <text:span text:style-name="Emphasis">id</text:span> parameter and <text:span text:style-name="Emphasis">idTill</text:span> parameter will be removed</text:p>
                </table:table-cell>
                <table:covered-table-cell/>
                <table:table-cell table:number-columns-spanned="1">
                  <text:p text:style-name="TextBody">No</text:p>
                </table:table-cell>
                <table:covered-table-cell/>
              </table:table-row>
              <table:table-row>
                <table:table-cell table:number-columns-spanned="1">
                  <text:p text:style-name="TextBody"><text:span text:style-name="Emphasis">dateInterval</text:span></text:p>
                </table:table-cell>
                <table:covered-table-cell/>
                <table:table-cell table:number-columns-spanned="1">
                  <text:p text:style-name="TextBody">Remove the process instance start date of which is in the range between <text:span text:style-name="Emphasis">startDate</text:span> and <text:span text:style-name="Emphasis">endDate</text:span></text:p>
                </table:table-cell>
                <table:covered-table-cell/>
                <table:table-cell table:number-columns-spanned="1">
                  <text:p text:style-name="TextBody">No</text:p>
                </table:table-cell>
                <table:covered-table-cell/>
              </table:table-row>
            </table:table>
            <text:p text:style-name="TextBody"><text:span text:style-name="Bold">A process instance is removed only if all conditions set by parameters are fulfilled.</text:span> If you don't set parameter 6 (<text:span text:style-name="Emphasis">id</text:span>), then you must set parameter 2 or 3 (<text:span text:style-name="Emphasis">endDate</text:span> or <text:span text:style-name="Emphasis">startDate</text:span>) (or both)</text:p>
            <text:p text:style-name="TextBody">Parameters: </text:p>
            <text:p text:style-name="TextBody">1. <text:span text:style-name="Emphasis">onlyFinished</text:span> (true/false) - If set to true (default value) then only finished process instances are to be deleted.</text:p>
            <text:p text:style-name="TextBody">2. process finish date &lt; <text:span text:style-name="Emphasis">endDate</text:span>. If <text:span text:style-name="Emphasis">dateInterval</text:span> parameter set to true, then <text:span text:style-name="Emphasis">endDate</text:span> paremeter is used to set the last date (exclusive) of the interval for removed process instances start date.</text:p>
            <text:p text:style-name="TextBody">3. process start date &lt; <text:span text:style-name="Emphasis">startDate</text:span>. If <text:span text:style-name="Emphasis">dateInterval</text:span> parameter set to true, then <text:span text:style-name="Emphasis">startDate</text:span> paremeter is used to set the first date (exclusive) of the interval for removed process instances start date.</text:p>
            <text:p text:style-name="TextBody">4. <text:span text:style-name="Emphasis">name</text:span> - business process name.</text:p>
            <text:p text:style-name="TextBody">5. <text:span text:style-name="Emphasis">version</text:span> - business process definition version. To use this parameter, set <text:span text:style-name="Emphasis">name</text:span> (parameter 4) of the business process as well. All the process instances with this name and version &lt;= <text:span text:style-name="Emphasis">version</text:span> will be removed.</text:p>
            <text:p text:style-name="TextBody">6. <text:span text:style-name="Emphasis">id</text:span> of the process instance to be removed.</text:p>
            <text:p text:style-name="TextBody">7. <text:span text:style-name="Emphasis">idTill</text:span> - if this parameter present then <text:span text:style-name="Emphasis">id</text:span> (parameter 6) shoult also be set.The business process instances with ids in the range between <text:span text:style-name="Emphasis">id</text:span> and <text:span text:style-name="Emphasis">idTill</text:span> (inclusive) will be removed.</text:p>
            <text:p text:style-name="TextBody">8. <text:span text:style-name="Emphasis">dateInterval</text:span> (true/false) If you set this parameter to true (false is default) the 2 and 3 parameters should be set as well. <text:span text:style-name="Emphasis">StartDate</text:span> and <text:span text:style-name="Emphasis">endDate</text:span> parameters will define the interval of dates for the process instance start date for the process instances to be removed.</text:p>
            <text:p text:style-name="TextBody"><text:span text:style-name="Bold">Note</text:span>. To set the date parameter use this format <text:span text:style-name="Bold">yyyy-MM-ddThh:mm:ss</text:span></text:p>
          </text:section>
          <text:section text:style-name="Sect1" text:name="removeOldProcessDefinitionVersion">
            <text:h text:outline-level="3" text:style-name="Heading2">removeOldProcessDefinitionVersion</text:h>
            <table:table>
              <table:table-column table:style-name="Dumbcolumn" table:number-columns-repeated="3"/>
              <table:table-row>
                <table:table-cell table:number-columns-spanned="1">
                  <text:p text:style-name="TextBody"><text:span text:style-name="Bold"><text:span text:style-name="Emphasis">Attribute</text:span></text:span></text:p>
                </table:table-cell>
                <table:covered-table-cell/>
                <table:table-cell table:number-columns-spanned="1">
                  <text:p text:style-name="TextBody"><text:span text:style-name="Bold"><text:span text:style-name="Emphasis">Description</text:span></text:span></text:p>
                </table:table-cell>
                <table:covered-table-cell/>
                <table:table-cell table:number-columns-spanned="1">
                  <text:p text:style-name="TextBody"><text:span text:style-name="Bold"><text:span text:style-name="Emphasis">Mandatory</text:span></text:span></text:p>
                </table:table-cell>
                <table:covered-table-cell/>
              </table:table-row>
              <table:table-row>
                <table:table-cell table:number-columns-spanned="1">
                  <text:p text:style-name="TextBody"><text:span text:style-name="Emphasis">name</text:span></text:p>
                </table:table-cell>
                <table:covered-table-cell/>
                <table:table-cell table:number-columns-spanned="1">
                  <text:p text:style-name="TextBody">Name of the process definition</text:p>
                </table:table-cell>
                <table:covered-table-cell/>
                <table:table-cell table:number-columns-spanned="1">
                  <text:p text:style-name="TextBody">Yes</text:p>
                </table:table-cell>
                <table:covered-table-cell/>
              </table:table-row>
              <table:table-row>
                <table:table-cell table:number-columns-spanned="1">
                  <text:p text:style-name="TextBody"><text:span text:style-name="Emphasis">version</text:span></text:p>
                </table:table-cell>
                <table:covered-table-cell/>
                <table:table-cell table:number-columns-spanned="1">
                  <text:p text:style-name="TextBody">Maximum process definition version number which to remove</text:p>
                </table:table-cell>
                <table:covered-table-cell/>
                <table:table-cell table:number-columns-spanned="1">
                  <text:p text:style-name="TextBody">No</text:p>
                </table:table-cell>
                <table:covered-table-cell/>
              </table:table-row>
            </table:table>
            <text:p text:style-name="TextBody">Process definitions with the name set in the <text:span text:style-name="Emphasis">name</text:span> parameter and with version &lt;= <text:span text:style-name="Emphasis">version</text:span> will be deleted <text:span text:style-name="Bold">if</text:span>:</text:p>
            <text:list text:style-name="unorderedlist">
              <text:list-item>
                <text:p text:style-name="TextBody">There's no process instances for this definition versions in the database </text:p>
              </text:list-item>
              <text:list-item>
                <text:p text:style-name="TextBody">This is not the latest version of the business process definition </text:p>
              </text:list-item>
            </text:list>
            <text:p text:style-name="TextBody">If these conditions fail the definition will not be removed If <text:span text:style-name="Emphasis">version</text:span> parameter is not set, all versions will be deleted but the latest.</text:p>
          </text:section>
          <text:section text:style-name="Sect1" text:name="archiveOldProcessInstancees">
            <text:h text:outline-level="3" text:style-name="Heading2">archiveOldProcessInstancees</text:h>
            <text:p text:style-name="TextBody">Attributes and parameters of the element are the same as for removeOldProcessInstances. </text:p>
            <text:p text:style-name="TextBody">Additional settings: </text:p>
            <text:p text:style-name="TextBody">In wf_logic.properties set paremeter archive.db.enabled to true in order to be able to work with archive data base. </text:p>
            <text:p text:style-name="TextBody">In hibernate.archive.cfg you should indicate archive database data source that is configured in JBoss server: </text:p>
            <text:p text:style-name="TextBody"/>
            <text:p text:style-name="Preformatted">...<text:s/>&lt;property<text:s/>name="hibernate.connection.datasource"&gt;java:/mssql2_archive_ds&lt;/property&gt;<text:s/>...</text:p>
            <text:p text:style-name="TextBody">(where java:/mssql2_archive_ds is the name of the data source defined in xml file in ${JBOSS_HOME\server\default\deploy}). hibernate.archive.cfg is similar to hibernate.cfg, they differ only in data source property and are placed in the same directory in jboss server ${JBOSS_HOME\server\default\conf.  When you first start server with hibernate.archive.cfg present and configured, all the necessary WFE tables are created in the archive database. If you want to drop all WFE tables from archive and create them anew afterwards, you should manually drop WFE_Constants table from the archive database, then restart jboss (RunaWFE server). </text:p>
            <text:p text:style-name="TextBody">You can view archived processes data via web interface. In order to do it you will need a separate RunaWFE server, where in hibernate.cfg the hibernate.connection.datasource property is set to archive database data source name. You can not add new elements via web interface if you use certain databases (e.g. MSSQL). </text:p>
          </text:section>
          <text:section text:style-name="Sect1" text:name="archiveOldProcessDefinitionVersion">
            <text:h text:outline-level="3" text:style-name="Heading2">archiveOldProcessDefinitionVersion</text:h>
            <text:p text:style-name="TextBody">Attributes and parameters are the same as for removeOldProcessDefinitionVersion. Additional settings are the same as for archiveOldProcessInstances element. </text:p>
          </text:section>
          <text:section text:style-name="Sect1" text:name="retrieveOldProcessInstances">
            <text:h text:outline-level="3" text:style-name="Heading2">retrieveOldProcessInstances</text:h>
            <text:p text:style-name="TextBody">This feature supposed to retrieve process instance from archive database and to place it back to the original database. Unfortunately it works only with simple databases (MySQL) and not tested there. It definitely can not work with MSSQL. Attributes and parameters are the same as for removeOldProcessDefinitionVersion. Additional settings are the same as for archiveOldProcessInstances element. </text:p>
          </text:section>
          <text:section text:style-name="Sect1" text:name="retrieveOldProcessDefinitionVersion">
            <text:h text:outline-level="3" text:style-name="Heading2">retrieveOldProcessDefinitionVersion</text:h>
            <text:p text:style-name="TextBody">This feature supposed to retrieve process instance from archive database and place it back to original one. Unfortunately it works only with simple databases (MySQL) and not tested there. It definitely can not work with MSSQL. This feature works only with simple databases (MySQL) but not tested there. It doesn't work with MSSQL. Attributes and parameters are the same as for removeOldProcessDefinitionVersion. Additional settings are the same as for archiveOldProcessInstances element. </text:p>
          </text:section>
          <text:section text:style-name="Sect1" text:name="stopProcessInstance ">
            <text:h text:outline-level="3" text:style-name="Heading2">stopProcessInstance </text:h>
            <table:table>
              <table:table-column table:style-name="Dumbcolumn" table:number-columns-repeated="3"/>
              <table:table-row>
                <table:table-cell table:number-columns-spanned="1">
                  <text:p text:style-name="TextBody"><text:span text:style-name="Bold"><text:span text:style-name="Emphasis">Attribute</text:span></text:span></text:p>
                </table:table-cell>
                <table:covered-table-cell/>
                <table:table-cell table:number-columns-spanned="1">
                  <text:p text:style-name="TextBody"><text:span text:style-name="Bold"><text:span text:style-name="Emphasis">Description</text:span></text:span></text:p>
                </table:table-cell>
                <table:covered-table-cell/>
                <table:table-cell table:number-columns-spanned="1">
                  <text:p text:style-name="TextBody"><text:span text:style-name="Bold"><text:span text:style-name="Emphasis">Mandatory</text:span></text:span></text:p>
                </table:table-cell>
                <table:covered-table-cell/>
              </table:table-row>
              <table:table-row>
                <table:table-cell table:number-columns-spanned="1">
                  <text:p text:style-name="TextBody"><text:span text:style-name="Emphasis">id</text:span></text:p>
                </table:table-cell>
                <table:covered-table-cell/>
                <table:table-cell table:number-columns-spanned="1">
                  <text:p text:style-name="TextBody">Process instance id</text:p>
                </table:table-cell>
                <table:covered-table-cell/>
                <table:table-cell table:number-columns-spanned="1">
                  <text:p text:style-name="TextBody">Yes</text:p>
                </table:table-cell>
                <table:covered-table-cell/>
              </table:table-row>
            </table:table>
            <text:p text:style-name="TextBody">example:  </text:p>
            <text:p text:style-name="TextBody">&lt;stopProcessInstance id=”1”/&gt;</text:p>
          </text:section>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